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5.35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vprof_so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mset (0)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 cudnn::winograd_nonfused::winogradWgradOutput4x4&lt;float, float&gt;(cudnn::winograd_nonfused::WinogradWgradOutputParams&lt;float, float&gt;)</text:p>
          </table:table-cell>
          <table:table-cell office:value-type="float" office:value="1" calcext:value-type="float">
            <text:p>1</text:p>
          </table:table-cell>
          <table:table-cell office:value-type="float" office:value="6593" calcext:value-type="float">
            <text:p>6593</text:p>
          </table:table-cell>
          <table:table-cell office:value-type="float" office:value="64" calcext:value-type="float">
            <text:p>64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6593" calcext:value-type="float">
            <text:p>6.593E-06</text:p>
          </table:table-cell>
        </table:table-row>
        <table:table-row table:style-name="ro1">
          <table:table-cell office:value-type="string" calcext:value-type="string">
            <text:p>void cudnn::winograd_nonfused::winogradForwardFilter4x4&lt;float, float&gt;(cudnn::winograd_nonfused::WinogradFilterParams&lt;float, float&gt;)</text:p>
          </table:table-cell>
          <table:table-cell office:value-type="float" office:value="2" calcext:value-type="float">
            <text:p>2</text:p>
          </table:table-cell>
          <table:table-cell office:value-type="float" office:value="5856" calcext:value-type="float">
            <text:p>5856</text:p>
          </table:table-cell>
          <table:table-cell office:value-type="float" office:value="32" calcext:value-type="float">
            <text:p>32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11712" calcext:value-type="float">
            <text:p>1.1712E-05</text:p>
          </table:table-cell>
        </table:table-row>
        <table:table-row table:style-name="ro1">
          <table:table-cell office:value-type="string" calcext:value-type="string">
            <text:p>void cudnn::winograd_nonfused::winogradForwardData4x4&lt;float, float&gt;(cudnn::winograd_nonfused::WinogradDataParams&lt;float, float&gt;)</text:p>
          </table:table-cell>
          <table:table-cell office:value-type="float" office:value="2" calcext:value-type="float">
            <text:p>2</text:p>
          </table:table-cell>
          <table:table-cell office:value-type="float" office:value="15920" calcext:value-type="float">
            <text:p>15920</text:p>
          </table:table-cell>
          <table:table-cell office:value-type="float" office:value="64" calcext:value-type="float">
            <text:p>64</text:p>
          </table:table-cell>
          <table:table-cell office:value-type="float" office:value="22656" calcext:value-type="float">
            <text:p>22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3184" calcext:value-type="float">
            <text:p>3.184E-05</text:p>
          </table:table-cell>
        </table:table-row>
        <table:table-row table:style-name="ro1">
          <table:table-cell office:value-type="string" calcext:value-type="string">
            <text:p>void cudnn::winograd_nonfused::winogradWgradData4x4&lt;float, float&gt;(cudnn::winograd_nonfused::WinogradDataParams&lt;float, float&gt;)</text:p>
          </table:table-cell>
          <table:table-cell office:value-type="float" office:value="1" calcext:value-type="float">
            <text:p>1</text:p>
          </table:table-cell>
          <table:table-cell office:value-type="float" office:value="54371" calcext:value-type="float">
            <text:p>54371</text:p>
          </table:table-cell>
          <table:table-cell office:value-type="float" office:value="64" calcext:value-type="float">
            <text:p>64</text:p>
          </table:table-cell>
          <table:table-cell office:value-type="float" office:value="24704" calcext:value-type="float">
            <text:p>24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54371" calcext:value-type="float">
            <text:p>5.4371E-05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quotient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29" calcext:value-type="float">
            <text:p>29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057304" calcext:value-type="float">
            <text:p>5.7304E-05</text:p>
          </table:table-cell>
        </table:table-row>
        <table:table-row table:style-name="ro1">
          <table:table-cell office:value-type="string" calcext:value-type="string">
            <text:p>compute_gemm_pointers(float2**, float2 const *, int, float2 const *, int, float2 const *, int, int)</text:p>
          </table:table-cell>
          <table:table-cell office:value-type="float" office:value="51" calcext:value-type="float">
            <text:p>51</text:p>
          </table:table-cell>
          <table:table-cell office:value-type="float" office:value="1869" calcext:value-type="float">
            <text:p>18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095319" calcext:value-type="float">
            <text:p>9.5319E-05</text:p>
          </table:table-cell>
        </table:table-row>
        <table:table-row table:style-name="ro1">
          <table:table-cell office:value-type="string" calcext:value-type="string">
            <text:p>void tensorflow::scatter_op_gpu::ScatterOpCustomKernel&lt;float, __int64, tensorflow::scatter_op::UpdateOp&gt;(float*, tensorflow::scatter_op_gpu::ScatterOpCustomKernel&lt;float, __int64, tensorflow::scatter_op::UpdateOp&gt; const *, __int64 const *, tensorflow::scatter_op_gpu::ScatterOpCustomKernel&lt;float, __int64, tensorflow::scatter_op::UpdateOp&gt; const *, tensorflow::scatter_op_gpu::ScatterOpCustomKernel&lt;float, __int64, tensorflow::scatter_op::UpdateOp&gt; const *, tensorflow::scatter_op_gpu::ScatterOpCustomKernel&lt;float, __int64, tensorflow::scatter_op::UpdateOp&gt; const *)</text:p>
          </table:table-cell>
          <table:table-cell office:value-type="float" office:value="58" calcext:value-type="float">
            <text:p>58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115072" calcext:value-type="float">
            <text:p>0.000115072</text:p>
          </table:table-cell>
        </table:table-row>
        <table:table-row table:style-name="ro1">
          <table:table-cell office:value-type="string" calcext:value-type="string">
            <text:p>void fermiPlusCgemmLDS128_batched&lt;bool=1, bool=0, bool=0, bool=0, int=4, int=4, int=4, int=3, int=3, bool=1, bool=0&gt;(float2* const *, float2* const *, float2* const *, float2*, float2 const *, float2 const *, int, int, int, int, int, int, __int64, __int64, __int64, float2 const *, float2 const *, float2, float2, int)</text:p>
          </table:table-cell>
          <table:table-cell office:value-type="float" office:value="2" calcext:value-type="float">
            <text:p>2</text:p>
          </table:table-cell>
          <table:table-cell office:value-type="float" office:value="88692" calcext:value-type="float">
            <text:p>88692</text:p>
          </table:table-cell>
          <table:table-cell office:value-type="float" office:value="72" calcext:value-type="float">
            <text:p>72</text:p>
          </table:table-cell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177384" calcext:value-type="float">
            <text:p>0.000177384</text:p>
          </table:table-cell>
        </table:table-row>
        <table:table-row table:style-name="ro1">
          <table:table-cell office:value-type="string" calcext:value-type="string">
            <text:p>cudnn::maxwell::gemm::computeWgradOffsetsKernel(cudnn::maxwell::gemm::ComputeOffsetsParams)</text:p>
          </table:table-cell>
          <table:table-cell office:value-type="float" office:value="114" calcext:value-type="float">
            <text:p>114</text:p>
          </table:table-cell>
          <table:table-cell office:value-type="float" office:value="1870" calcext:value-type="float">
            <text:p>18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21318" calcext:value-type="float">
            <text:p>0.00021318</text:p>
          </table:table-cell>
        </table:table-row>
        <table:table-row table:style-name="ro1">
          <table:table-cell office:value-type="string" calcext:value-type="string">
            <text:p>void cudnn::winograd_nonfused::winogradWgradDelta4x4&lt;float, float&gt;(cudnn::winograd_nonfused::WinogradDeltaParams&lt;float, float&gt;)</text:p>
          </table:table-cell>
          <table:table-cell office:value-type="float" office:value="1" calcext:value-type="float">
            <text:p>1</text:p>
          </table:table-cell>
          <table:table-cell office:value-type="float" office:value="327054" calcext:value-type="float">
            <text:p>327054</text:p>
          </table:table-cell>
          <table:table-cell office:value-type="float" office:value="64" calcext:value-type="float">
            <text:p>64</text:p>
          </table:table-cell>
          <table:table-cell office:value-type="float" office:value="16896" calcext:value-type="float">
            <text:p>16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27054" calcext:value-type="float">
            <text:p>0.00032705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13scalar_sum_opIffEEKS8_KNS9_INS0_17scalar_product_opIffEEKNS_20TensorBroadcastingOpIKNS_5arrayIlLm1EEEKNS_17TensorReshapingOpIKNS_5SizesIJLl1EEEEKNS9_INS0_20scalar_difference_opIKfSO_EEKNS_20TensorCwiseNullaryOpINS0_18scalar_constant_opISO_EEKNS4_INS_15TensorFixedSizeISO_NSK_IJEEELi1ElEELi16ES7_EEEESX_EEEEEEKNS9_INSN_IffEEKNS_18TensorCwiseUnaryOpINS0_16scalar_square_opISO_EEKNS4_INS5_ISO_Li1ELi1ElEELi16ES7_EEEESC_EEEEEEEENS_9GpuDeviceEEElEEvT_T0_</text:p>
          </table:table-cell>
          <table:table-cell office:value-type="float" office:value="203" calcext:value-type="float">
            <text:p>203</text:p>
          </table:table-cell>
          <table:table-cell office:value-type="float" office:value="1714" calcext:value-type="float">
            <text:p>17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347942" calcext:value-type="float">
            <text:p>0.00034794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13scalar_sum_opIffEEKS8_KNS9_INS0_17scalar_product_opIffEEKNS_20TensorBroadcastingOpIKNS_5arrayIlLm1EEEKNS_17TensorReshapingOpIKNS_5SizesIJLl1EEEEKNS9_INS0_20scalar_difference_opIKfSO_EEKNS_20TensorCwiseNullaryOpINS0_18scalar_constant_opISO_EEKNS4_INS_15TensorFixedSizeISO_NSK_IJEEELi1ElEELi16ES7_EEEESX_EEEEEEKNS9_ISP_KNS4_INS5_ISO_Li1ELi1ElEELi16ES7_EESC_EEEEEEEENS_9GpuDeviceEEElEEvT_T0_</text:p>
          </table:table-cell>
          <table:table-cell office:value-type="float" office:value="203" calcext:value-type="float">
            <text:p>203</text:p>
          </table:table-cell>
          <table:table-cell office:value-type="float" office:value="1715" calcext:value-type="float">
            <text:p>17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348145" calcext:value-type="float">
            <text:p>0.000348145</text:p>
          </table:table-cell>
        </table:table-row>
        <table:table-row table:style-name="ro1">
          <table:table-cell office:value-type="string" calcext:value-type="string">
            <text:p>void cudnn::detail::explicit_convolve_sgemm&lt;float, int, int=128, int=6, int=7, int=3, int=3, int=5, int=0, bool=1&gt;(int, int, int, float const *, int, float const , int, cudnn::detail::explicit_convolve_sgemm&lt;float, int, int=128, int=6, int=7, int=3, int=3, int=5, int=0, bool=1&gt;*, kernel_conv_params, int, int, float, float, int, float const *, float const *)</text:p>
          </table:table-cell>
          <table:table-cell office:value-type="float" office:value="4" calcext:value-type="float">
            <text:p>4</text:p>
          </table:table-cell>
          <table:table-cell office:value-type="float" office:value="89092" calcext:value-type="float">
            <text:p>89092</text:p>
          </table:table-cell>
          <table:table-cell office:value-type="float" office:value="66" calcext:value-type="float">
            <text:p>66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56368" calcext:value-type="float">
            <text:p>0.000356368</text:p>
          </table:table-cell>
        </table:table-row>
        <table:table-row table:style-name="ro1">
          <table:table-cell office:value-type="string" calcext:value-type="string">
            <text:p>cudnn_maxwell_cgemm_32x32_tn_batched</text:p>
          </table:table-cell>
          <table:table-cell office:value-type="float" office:value="2" calcext:value-type="float">
            <text:p>2</text:p>
          </table:table-cell>
          <table:table-cell office:value-type="float" office:value="179384" calcext:value-type="float">
            <text:p>179384</text:p>
          </table:table-cell>
          <table:table-cell office:value-type="float" office:value="104" calcext:value-type="float">
            <text:p>104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58768" calcext:value-type="float">
            <text:p>0.000358768</text:p>
          </table:table-cell>
        </table:table-row>
        <table:table-row table:style-name="ro1">
          <table:table-cell office:value-type="string" calcext:value-type="string">
            <text:p>cudnn_maxwell_cgemm_64x32_nt_batched</text:p>
          </table:table-cell>
          <table:table-cell office:value-type="float" office:value="2" calcext:value-type="float">
            <text:p>2</text:p>
          </table:table-cell>
          <table:table-cell office:value-type="float" office:value="210089" calcext:value-type="float">
            <text:p>210089</text:p>
          </table:table-cell>
          <table:table-cell office:value-type="float" office:value="104" calcext:value-type="float">
            <text:p>104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420178" calcext:value-type="float">
            <text:p>0.000420178</text:p>
          </table:table-cell>
        </table:table-row>
        <table:table-row table:style-name="ro1">
          <table:table-cell office:value-type="string" calcext:value-type="string">
            <text:p>cudnn_maxwell_cgemm_64x64_nt_batched</text:p>
          </table:table-cell>
          <table:table-cell office:value-type="float" office:value="2" calcext:value-type="float">
            <text:p>2</text:p>
          </table:table-cell>
          <table:table-cell office:value-type="float" office:value="223194" calcext:value-type="float">
            <text:p>223194</text:p>
          </table:table-cell>
          <table:table-cell office:value-type="float" office:value="104" calcext:value-type="float">
            <text:p>104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446388" calcext:value-type="float">
            <text:p>0.00044638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cos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82" calcext:value-type="float">
            <text:p>282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49491" calcext:value-type="float">
            <text:p>0.0004949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</text:p>
          </table:table-cell>
          <table:table-cell office:value-type="float" office:value="300" calcext:value-type="float">
            <text:p>300</text:p>
          </table:table-cell>
          <table:table-cell office:value-type="float" office:value="1682" calcext:value-type="float">
            <text:p>168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5046" calcext:value-type="float">
            <text:p>0.0005046</text:p>
          </table:table-cell>
        </table:table-row>
        <table:table-row table:style-name="ro1">
          <table:table-cell office:value-type="string" calcext:value-type="string">
            <text:p>void cudnn::winograd_nonfused::winogradForwardOutput4x4&lt;float, float&gt;(cudnn::winograd_nonfused::WinogradOutputParams&lt;float, float&gt;)</text:p>
          </table:table-cell>
          <table:table-cell office:value-type="float" office:value="2" calcext:value-type="float">
            <text:p>2</text:p>
          </table:table-cell>
          <table:table-cell office:value-type="float" office:value="255019" calcext:value-type="float">
            <text:p>255019</text:p>
          </table:table-cell>
          <table:table-cell office:value-type="float" office:value="62" calcext:value-type="float">
            <text:p>62</text:p>
          </table:table-cell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10038" calcext:value-type="float">
            <text:p>0.000510038</text:p>
          </table:table-cell>
        </table:table-row>
        <table:table-row table:style-name="ro1">
          <table:table-cell office:value-type="string" calcext:value-type="string">
            <text:p>maxwell_sgemm_128x128_nn</text:p>
          </table:table-cell>
          <table:table-cell office:value-type="float" office:value="2" calcext:value-type="float">
            <text:p>2</text:p>
          </table:table-cell>
          <table:table-cell office:value-type="float" office:value="285677" calcext:value-type="float">
            <text:p>285677</text:p>
          </table:table-cell>
          <table:table-cell office:value-type="float" office:value="116" calcext:value-type="float">
            <text:p>116</text:p>
          </table:table-cell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71354" calcext:value-type="float">
            <text:p>0.000571354</text:p>
          </table:table-cell>
        </table:table-row>
        <table:table-row table:style-name="ro1">
          <table:table-cell office:value-type="string" calcext:value-type="string">
            <text:p>void pointwise_mult_and_sum_complex&lt;float2, int=8, int=4&gt;(float2*, float2*, float2*, int, int, int, int, int, float2)</text:p>
          </table:table-cell>
          <table:table-cell office:value-type="float" office:value="1" calcext:value-type="float">
            <text:p>1</text:p>
          </table:table-cell>
          <table:table-cell office:value-type="float" office:value="573273" calcext:value-type="float">
            <text:p>57327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573273" calcext:value-type="float">
            <text:p>0.000573273</text:p>
          </table:table-cell>
        </table:table-row>
        <table:table-row table:style-name="ro1">
          <table:table-cell office:value-type="string" calcext:value-type="string">
            <text:p>void tensorflow::functor::BlockReduceKernel&lt;float*, tensorflow::TransformOutputIterator&lt;float, float, tensorflow::functor::DividesBy&lt;float, float&gt;, long&gt;, int=256, tensorflow::functor::Sum&lt;float&gt;&gt;(float*, float, int, float, std::iterator_traits&lt;tensorflow::functor::BlockReduceKernel&lt;float*, tensorflow::TransformOutputIterator&lt;float, float, tensorflow::functor::DividesBy&lt;float, float&gt;, long&gt;, int=256, tensorflow::functor::Sum&lt;float&gt;&gt;&gt;::value_type)</text:p>
          </table:table-cell>
          <table:table-cell office:value-type="float" office:value="282" calcext:value-type="float">
            <text:p>282</text:p>
          </table:table-cell>
          <table:table-cell office:value-type="float" office:value="2064" calcext:value-type="float">
            <text:p>206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82048" calcext:value-type="float">
            <text:p>0.000582048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20scalar_difference_opIffEEKS8_KNS9_INS0_18scalar_quotient_opIffEEKNS9_INS0_17scalar_product_opIffEEKNS_20TensorBroadcastingOpIKNS_5arrayIlLm1EEEKNS_17TensorReshapingOpIKNS_5SizesIJLl1EEEEKNS9_ISE_KNS9_INSF_IKfSP_EEKNS4_INS_15TensorFixedSizeISP_NSM_IJEEELi1ElEELi16ES7_EEKNS_18TensorCwiseUnaryOpINS0_14scalar_sqrt_opIfEEKNS9_INSA_ISP_SP_EEKNS_20TensorCwiseNullaryOpINS0_18scalar_constant_opISP_EESV_EESV_EEEEEES16_EEEEEESC_EEKNS9_INS0_13scalar_sum_opISP_SP_EEKNSH_ISK_KNSL_ISO_SV_EEEEKNSW_ISY_SC_EEEEEEEEEENS_9GpuDeviceEEElEEvT_T0_</text:p>
          </table:table-cell>
          <table:table-cell office:value-type="float" office:value="203" calcext:value-type="float">
            <text:p>203</text:p>
          </table:table-cell>
          <table:table-cell office:value-type="float" office:value="3019" calcext:value-type="float">
            <text:p>30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612857" calcext:value-type="float">
            <text:p>0.000612857</text:p>
          </table:table-cell>
        </table:table-row>
        <table:table-row table:style-name="ro1">
          <table:table-cell office:value-type="string" calcext:value-type="string">
            <text:p>void fft2d_r2c_64x64&lt;float&gt;(float2*, float const *, int, int, int, int, int, int, int, int)</text:p>
          </table:table-cell>
          <table:table-cell office:value-type="float" office:value="6" calcext:value-type="float">
            <text:p>6</text:p>
          </table:table-cell>
          <table:table-cell office:value-type="float" office:value="105428" calcext:value-type="float">
            <text:p>1054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float" office:value="0.000632568" calcext:value-type="float">
            <text:p>0.000632568</text:p>
          </table:table-cell>
        </table:table-row>
        <table:table-row table:style-name="ro1">
          <table:table-cell office:value-type="string" calcext:value-type="string">
            <text:p>cudnn_maxwell_cgemm_64x32_tn_batched</text:p>
          </table:table-cell>
          <table:table-cell office:value-type="float" office:value="2" calcext:value-type="float">
            <text:p>2</text:p>
          </table:table-cell>
          <table:table-cell office:value-type="float" office:value="326734" calcext:value-type="float">
            <text:p>326734</text:p>
          </table:table-cell>
          <table:table-cell office:value-type="float" office:value="104" calcext:value-type="float">
            <text:p>1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653468" calcext:value-type="float">
            <text:p>0.000653468</text:p>
          </table:table-cell>
        </table:table-row>
        <table:table-row table:style-name="ro1">
          <table:table-cell office:value-type="string" calcext:value-type="string">
            <text:p>void tensorflow::_GLOBAL__N__69_tmpxft_00020a6a_00000000_11_concat_lib_gpu_impl_cu_compute_70_cpp1_ii_46a64454::concat_fixed_kernel&lt;float, int&gt;(tensorflow::CudaDeviceArrayStruct&lt;float const *, int=8&gt;, int, int, int, tensorflow::CudaDeviceArrayStruct*)</text:p>
          </table:table-cell>
          <table:table-cell office:value-type="float" office:value="282" calcext:value-type="float">
            <text:p>282</text:p>
          </table:table-cell>
          <table:table-cell office:value-type="float" office:value="2331" calcext:value-type="float">
            <text:p>23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657342" calcext:value-type="float">
            <text:p>0.000657342</text:p>
          </table:table-cell>
        </table:table-row>
        <table:table-row table:style-name="ro1">
          <table:table-cell office:value-type="string" calcext:value-type="string">
            <text:p>void fft1d_r2c_32&lt;float, float, float2, bool=1, bool=0&gt;(float2*, float const *, int, int3, int3, int2, int2)</text:p>
          </table:table-cell>
          <table:table-cell office:value-type="float" office:value="34" calcext:value-type="float">
            <text:p>34</text:p>
          </table:table-cell>
          <table:table-cell office:value-type="float" office:value="19510" calcext:value-type="float">
            <text:p>19510</text:p>
          </table:table-cell>
          <table:table-cell office:value-type="float" office:value="72" calcext:value-type="float">
            <text:p>72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66334" calcext:value-type="float">
            <text:p>0.00066334</text:p>
          </table:table-cell>
        </table:table-row>
        <table:table-row table:style-name="ro1">
          <table:table-cell office:value-type="string" calcext:value-type="string">
            <text:p>void fft2d_c2r_64x64&lt;float, bool=0&gt;(float*, float2*, int, int, int, int, int, int, int, int, int, int, float, float, int, float*, float*)</text:p>
          </table:table-cell>
          <table:table-cell office:value-type="float" office:value="3" calcext:value-type="float">
            <text:p>3</text:p>
          </table:table-cell>
          <table:table-cell office:value-type="float" office:value="275745" calcext:value-type="float">
            <text:p>27574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float" office:value="0.000827235" calcext:value-type="float">
            <text:p>0.000827235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int, int=1, int=1, long&gt;, int=16, Eigen::MakePointer&gt;, Eigen::TensorConversionOp&lt;int, Eigen::TensorMap&lt;Eigen::Tensor&lt;bool const , int=1, int=1, long&gt;, int=16, Eigen::MakePointer&gt; const &gt; const &gt; const , Eigen::GpuDevice&gt;, long&gt;(int, int=1)</text:p>
          </table:table-cell>
          <table:table-cell office:value-type="float" office:value="742" calcext:value-type="float">
            <text:p>742</text:p>
          </table:table-cell>
          <table:table-cell office:value-type="float" office:value="1231" calcext:value-type="float">
            <text:p>12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913402" calcext:value-type="float">
            <text:p>0.00091340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__int64, int=1, int=1, long&gt;, int=16, Eigen::MakePointer&gt;, Eigen::TensorConversionOp&lt;__int64, Eigen::TensorMap&lt;Eigen::Tensor&lt;int const , int=1, int=1, long&gt;, int=16, Eigen::MakePointer&gt; const &gt; const &gt; const , Eigen::GpuDevice&gt;, long&gt;(__int64, int=1)</text:p>
          </table:table-cell>
          <table:table-cell office:value-type="float" office:value="901" calcext:value-type="float">
            <text:p>901</text:p>
          </table:table-cell>
          <table:table-cell office:value-type="float" office:value="1086" calcext:value-type="float">
            <text:p>10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978486" calcext:value-type="float">
            <text:p>0.000978486</text:p>
          </table:table-cell>
        </table:table-row>
        <table:table-row table:style-name="ro1">
          <table:table-cell office:value-type="string" calcext:value-type="string">
            <text:p>maxwell_cgemm_32x64_tn</text:p>
          </table:table-cell>
          <table:table-cell office:value-type="float" office:value="1" calcext:value-type="float">
            <text:p>1</text:p>
          </table:table-cell>
          <table:table-cell office:value-type="float" office:value="1004653" calcext:value-type="float">
            <text:p>1004653</text:p>
          </table:table-cell>
          <table:table-cell office:value-type="float" office:value="92" calcext:value-type="float">
            <text:p>92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004653" calcext:value-type="float">
            <text:p>0.001004653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BroadcastingOp&lt;Eigen::array&lt;int, unsigned long=1&gt; const 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564" calcext:value-type="float">
            <text:p>564</text:p>
          </table:table-cell>
          <table:table-cell office:value-type="float" office:value="1793" calcext:value-type="float">
            <text:p>179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011252" calcext:value-type="float">
            <text:p>0.001011252</text:p>
          </table:table-cell>
        </table:table-row>
        <table:table-row table:style-name="ro1">
          <table:table-cell office:value-type="string" calcext:value-type="string">
            <text:p>maxwell_gcgemm_64x32_nt</text:p>
          </table:table-cell>
          <table:table-cell office:value-type="float" office:value="5" calcext:value-type="float">
            <text:p>5</text:p>
          </table:table-cell>
          <table:table-cell office:value-type="float" office:value="225104" calcext:value-type="float">
            <text:p>225104</text:p>
          </table:table-cell>
          <table:table-cell office:value-type="float" office:value="124" calcext:value-type="float">
            <text:p>124</text:p>
          </table:table-cell>
          <table:table-cell office:value-type="float" office:value="18432" calcext:value-type="float">
            <text:p>18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12552" calcext:value-type="float">
            <text:p>0.0011255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sqrt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641" calcext:value-type="float">
            <text:p>641</text:p>
          </table:table-cell>
          <table:table-cell office:value-type="float" office:value="1790" calcext:value-type="float">
            <text:p>17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14739" calcext:value-type="float">
            <text:p>0.00114739</text:p>
          </table:table-cell>
        </table:table-row>
        <table:table-row table:style-name="ro1">
          <table:table-cell office:value-type="string" calcext:value-type="string">
            <text:p>void tensorflow::functor::BlockReduceKernel&lt;float*, float*, int=256, tensorflow::functor::Sum&lt;float&gt;&gt;(float*, float*, int, float, std::iterator_traits&lt;tensorflow::functor::BlockReduceKernel&lt;float*, float*, int=256, tensorflow::functor::Sum&lt;float&gt;&gt;&gt;::value_type)</text:p>
          </table:table-cell>
          <table:table-cell office:value-type="float" office:value="582" calcext:value-type="float">
            <text:p>582</text:p>
          </table:table-cell>
          <table:table-cell office:value-type="float" office:value="2054" calcext:value-type="float">
            <text:p>205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195428" calcext:value-type="float">
            <text:p>0.00119542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left&lt;float, float, Eigen::internal::scalar_sum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742" calcext:value-type="float">
            <text:p>742</text:p>
          </table:table-cell>
          <table:table-cell office:value-type="float" office:value="1663" calcext:value-type="float">
            <text:p>166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233946" calcext:value-type="float">
            <text:p>0.00123394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floor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072" calcext:value-type="float">
            <text:p>1072</text:p>
          </table:table-cell>
          <table:table-cell office:value-type="float" office:value="1198" calcext:value-type="float">
            <text:p>11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284256" calcext:value-type="float">
            <text:p>0.001284256</text:p>
          </table:table-cell>
        </table:table-row>
        <table:table-row table:style-name="ro1">
          <table:table-cell office:value-type="string" calcext:value-type="string">
            <text:p>void transpose_readWrite_alignment_kernel&lt;float2, float2, int=1, bool=0, int=6, int=4, int=4&gt;(cublasTransposeParams&lt;float2&gt;, float2 const *, float2*, float2 const *)</text:p>
          </table:table-cell>
          <table:table-cell office:value-type="float" office:value="6" calcext:value-type="float">
            <text:p>6</text:p>
          </table:table-cell>
          <table:table-cell office:value-type="float" office:value="216601" calcext:value-type="float">
            <text:p>216601</text:p>
          </table:table-cell>
          <table:table-cell office:value-type="float" office:value="32" calcext:value-type="float">
            <text:p>32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299606" calcext:value-type="float">
            <text:p>0.00129960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CwiseBinaryOp&lt;Eigen::internal::scalar_product_op&lt;float, float&gt;, Eigen::TensorBroadcastingOp&lt;Eigen::array&lt;long, unsigned long=2&gt; const , Eigen::TensorMap&lt;Eigen::Tensor&lt;float const , int=2, int=1, int&gt;, int=16, Eigen::MakePointer&gt; const &gt; const , Eigen::TensorMap&lt;Eigen::Tensor&lt;float const , int=2, int=1, int&gt;, int=16, Eigen::MakePointer&gt; const &gt; const &gt; const , Eigen::GpuDevice&gt;, int&gt;(float, int=2)</text:p>
          </table:table-cell>
          <table:table-cell office:value-type="float" office:value="564" calcext:value-type="float">
            <text:p>564</text:p>
          </table:table-cell>
          <table:table-cell office:value-type="float" office:value="2453" calcext:value-type="float">
            <text:p>245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383492" calcext:value-type="float">
            <text:p>0.001383492</text:p>
          </table:table-cell>
        </table:table-row>
        <table:table-row table:style-name="ro1">
          <table:table-cell office:value-type="string" calcext:value-type="string">
            <text:p>maxwell_sgemm_128x128_nt</text:p>
          </table:table-cell>
          <table:table-cell office:value-type="float" office:value="1" calcext:value-type="float">
            <text:p>1</text:p>
          </table:table-cell>
          <table:table-cell office:value-type="float" office:value="1522980" calcext:value-type="float">
            <text:p>1522980</text:p>
          </table:table-cell>
          <table:table-cell office:value-type="float" office:value="116" calcext:value-type="float">
            <text:p>11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52298" calcext:value-type="float">
            <text:p>0.00152298</text:p>
          </table:table-cell>
        </table:table-row>
        <table:table-row table:style-name="ro1">
          <table:table-cell office:value-type="string" calcext:value-type="string">
            <text:p>void cudnn::detail::explicit_convolve_sgemm&lt;float, int, int=128, int=5, int=5, int=3, int=3, int=3, int=0, bool=1&gt;(int, int, int, float const *, int, float const , int, cudnn::detail::explicit_convolve_sgemm&lt;float, int, int=128, int=5, int=5, int=3, int=3, int=3, int=0, bool=1&gt;*, kernel_conv_params, int, int, float, float, int, float const *, float const *)</text:p>
          </table:table-cell>
          <table:table-cell office:value-type="float" office:value="13" calcext:value-type="float">
            <text:p>13</text:p>
          </table:table-cell>
          <table:table-cell office:value-type="float" office:value="119168" calcext:value-type="float">
            <text:p>119168</text:p>
          </table:table-cell>
          <table:table-cell office:value-type="float" office:value="59" calcext:value-type="float">
            <text:p>59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549184" calcext:value-type="float">
            <text:p>0.001549184</text:p>
          </table:table-cell>
        </table:table-row>
        <table:table-row table:style-name="ro1">
          <table:table-cell office:value-type="string" calcext:value-type="string">
            <text:p>maxwell_gcgemm_64x64_nt</text:p>
          </table:table-cell>
          <table:table-cell office:value-type="float" office:value="4" calcext:value-type="float">
            <text:p>4</text:p>
          </table:table-cell>
          <table:table-cell office:value-type="float" office:value="391569" calcext:value-type="float">
            <text:p>391569</text:p>
          </table:table-cell>
          <table:table-cell office:value-type="float" office:value="120" calcext:value-type="float">
            <text:p>12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566276" calcext:value-type="float">
            <text:p>0.001566276</text:p>
          </table:table-cell>
        </table:table-row>
        <table:table-row table:style-name="ro1">
          <table:table-cell office:value-type="string" calcext:value-type="string">
            <text:p>void cub::DeviceCompactInitKernel&lt;cub::ScanTileState&lt;int, bool=1&gt;, int*&gt;(int, int, bool=1)</text:p>
          </table:table-cell>
          <table:table-cell office:value-type="float" office:value="1484" calcext:value-type="float">
            <text:p>1484</text:p>
          </table:table-cell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619044" calcext:value-type="float">
            <text:p>0.001619044</text:p>
          </table:table-cell>
        </table:table-row>
        <table:table-row table:style-name="ro1">
          <table:table-cell office:value-type="string" calcext:value-type="string">
            <text:p>maxwell_scudnn_128x64_stridedB_splitK_small_nn</text:p>
          </table:table-cell>
          <table:table-cell office:value-type="float" office:value="2" calcext:value-type="float">
            <text:p>2</text:p>
          </table:table-cell>
          <table:table-cell office:value-type="float" office:value="856102" calcext:value-type="float">
            <text:p>856102</text:p>
          </table:table-cell>
          <table:table-cell office:value-type="float" office:value="126" calcext:value-type="float">
            <text:p>126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712204" calcext:value-type="float">
            <text:p>0.001712204</text:p>
          </table:table-cell>
        </table:table-row>
        <table:table-row table:style-name="ro1">
          <table:table-cell office:value-type="string" calcext:value-type="string">
            <text:p>void fft2d_r2c_32x32&lt;float, unsigned int=1, bool=1&gt;(float2*, float const *, int, int, int, int, int, int, int, int, int, cudnn::reduced_divisor, bool)</text:p>
          </table:table-cell>
          <table:table-cell office:value-type="float" office:value="3" calcext:value-type="float">
            <text:p>3</text:p>
          </table:table-cell>
          <table:table-cell office:value-type="float" office:value="605381" calcext:value-type="float">
            <text:p>60538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1816143" calcext:value-type="float">
            <text:p>0.001816143</text:p>
          </table:table-cell>
        </table:table-row>
        <table:table-row table:style-name="ro1">
          <table:table-cell office:value-type="string" calcext:value-type="string">
            <text:p>void tensorflow::functor::PropagateWhereIndicesKernel&lt;int=1, int&gt;(int, Eigen::array&lt;tensorflow::functor::PropagateWhereIndicesKernel&lt;int=1, int&gt;, int=1&gt;, __int64*)</text:p>
          </table:table-cell>
          <table:table-cell office:value-type="float" office:value="1484" calcext:value-type="float">
            <text:p>1484</text:p>
          </table:table-cell>
          <table:table-cell office:value-type="float" office:value="1279" calcext:value-type="float">
            <text:p>12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898036" calcext:value-type="float">
            <text:p>0.0018980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sum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500" calcext:value-type="float">
            <text:p>1500</text:p>
          </table:table-cell>
          <table:table-cell office:value-type="float" office:value="1328" calcext:value-type="float">
            <text:p>13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992" calcext:value-type="float">
            <text:p>0.001992</text:p>
          </table:table-cell>
        </table:table-row>
        <table:table-row table:style-name="ro1">
          <table:table-cell office:value-type="string" calcext:value-type="string">
            <text:p>void fft2d_c2r_32x32&lt;float, bool=0, unsigned int=1, bool=0, bool=0&gt;(float*, float2 const *, int, int, int, int, int, int, int, int, int, float, float, cudnn::reduced_divisor, bool, float*, float*)</text:p>
          </table:table-cell>
          <table:table-cell office:value-type="float" office:value="7" calcext:value-type="float">
            <text:p>7</text:p>
          </table:table-cell>
          <table:table-cell office:value-type="float" office:value="299698" calcext:value-type="float">
            <text:p>29969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2097886" calcext:value-type="float">
            <text:p>0.002097886</text:p>
          </table:table-cell>
        </table:table-row>
        <table:table-row table:style-name="ro1">
          <table:table-cell office:value-type="string" calcext:value-type="string">
            <text:p>void tensorflow::_GLOBAL__N__71_tmpxft_00021ba9_00000000_11_dynamic_stitch_op_gpu_cu_compute_70_cpp1_ii_ca20d384::DynamicStitchKernel&lt;int&gt;(int, int, tensorflow::CudaDeviceArrayStruct&lt;int, int=8&gt;, tensorflow::_GLOBAL__N__71_tmpxft_00021ba9_00000000_11_dynamic_stitch_op_gpu_cu_compute_70_cpp1_ii_ca20d384::DynamicStitchKernel&lt;int, int const *, int=8&gt;, tensorflow::CudaDeviceArrayStruct&lt;int, int=8&gt;*)</text:p>
          </table:table-cell>
          <table:table-cell office:value-type="float" office:value="564" calcext:value-type="float">
            <text:p>564</text:p>
          </table:table-cell>
          <table:table-cell office:value-type="float" office:value="3743" calcext:value-type="float">
            <text:p>37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111052" calcext:value-type="float">
            <text:p>0.002111052</text:p>
          </table:table-cell>
        </table:table-row>
        <table:table-row table:style-name="ro1">
          <table:table-cell office:value-type="string" calcext:value-type="string">
            <text:p>sgemm_32x32x32_TN</text:p>
          </table:table-cell>
          <table:table-cell office:value-type="float" office:value="282" calcext:value-type="float">
            <text:p>282</text:p>
          </table:table-cell>
          <table:table-cell office:value-type="float" office:value="7703" calcext:value-type="float">
            <text:p>7703</text:p>
          </table:table-cell>
          <table:table-cell office:value-type="float" office:value="153" calcext:value-type="float">
            <text:p>153</text:p>
          </table:table-cell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172246" calcext:value-type="float">
            <text:p>0.002172246</text:p>
          </table:table-cell>
        </table:table-row>
        <table:table-row table:style-name="ro1">
          <table:table-cell office:value-type="string" calcext:value-type="string">
            <text:p>void cudnn::detail::explicit_convolve_sgemm&lt;float, int, int=1024, int=5, int=5, int=3, int=3, int=3, int=0, bool=1&gt;(int, int, int, float const *, int, float const , int, cudnn::detail::explicit_convolve_sgemm&lt;float, int, int=1024, int=5, int=5, int=3, int=3, int=3, int=0, bool=1&gt;*, kernel_conv_params, int, int, float, float, int, float const *, float const *)</text:p>
          </table:table-cell>
          <table:table-cell office:value-type="float" office:value="20" calcext:value-type="float">
            <text:p>20</text:p>
          </table:table-cell>
          <table:table-cell office:value-type="float" office:value="110505" calcext:value-type="float">
            <text:p>110505</text:p>
          </table:table-cell>
          <table:table-cell office:value-type="float" office:value="59" calcext:value-type="float">
            <text:p>59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2101" calcext:value-type="float">
            <text:p>0.0022101</text:p>
          </table:table-cell>
        </table:table-row>
        <table:table-row table:style-name="ro1">
          <table:table-cell office:value-type="string" calcext:value-type="string">
            <text:p>void fft2d_c2r_32x32&lt;float, bool=0, unsigned int=0, bool=0, bool=0&gt;(float*, float2 const *, int, int, int, int, int, int, int, int, int, float, float, cudnn::reduced_divisor, bool, float*, float*)</text:p>
          </table:table-cell>
          <table:table-cell office:value-type="float" office:value="22" calcext:value-type="float">
            <text:p>22</text:p>
          </table:table-cell>
          <table:table-cell office:value-type="float" office:value="117961" calcext:value-type="float">
            <text:p>11796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2595142" calcext:value-type="float">
            <text:p>0.00259514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onversionOp&lt;float, Eigen::TensorMap&lt;Eigen::Tensor&lt;int const , int=1, int=1, long&gt;, int=16, Eigen::MakePointer&gt; const &gt; const &gt; const , Eigen::GpuDevice&gt;, long&gt;(float, int=1)</text:p>
          </table:table-cell>
          <table:table-cell office:value-type="float" office:value="2332" calcext:value-type="float">
            <text:p>2332</text:p>
          </table:table-cell>
          <table:table-cell office:value-type="float" office:value="1141" calcext:value-type="float">
            <text:p>11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660812" calcext:value-type="float">
            <text:p>0.00266081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__int64, int=1, int=1, long&gt;, int=16, Eigen::MakePointer&gt;, Eigen::TensorConversionOp&lt;__int64, Eigen::TensorTupleReducerOp&lt;Eigen::internal::ArgMaxTupleReducer&lt;Eigen::Tuple&lt;long, float&gt;&gt;, Eigen::array&lt;long, unsigned long=1&gt; const , Eigen::TensorMap&lt;Eigen::Tensor&lt;float const , int=2, int=1, long&gt;, int=16, Eigen::MakePointer&gt; const &gt; const &gt; const &gt; const , Eigen::GpuDevice&gt;, long&gt;(__int64, int=1)</text:p>
          </table:table-cell>
          <table:table-cell office:value-type="float" office:value="742" calcext:value-type="float">
            <text:p>742</text:p>
          </table:table-cell>
          <table:table-cell office:value-type="float" office:value="3879" calcext:value-type="float">
            <text:p>387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878218" calcext:value-type="float">
            <text:p>0.002878218</text:p>
          </table:table-cell>
        </table:table-row>
        <table:table-row table:style-name="ro1">
          <table:table-cell office:value-type="string" calcext:value-type="string">
            <text:p>void im2col4d_kernel&lt;float, int&gt;(im2col4d_params, cudnnConvolutionStruct, cudnnTensor4dStruct, float const *, float*, int)</text:p>
          </table:table-cell>
          <table:table-cell office:value-type="float" office:value="37" calcext:value-type="float">
            <text:p>37</text:p>
          </table:table-cell>
          <table:table-cell office:value-type="float" office:value="92971" calcext:value-type="float">
            <text:p>929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3439927" calcext:value-type="float">
            <text:p>0.003439927</text:p>
          </table:table-cell>
        </table:table-row>
        <table:table-row table:style-name="ro1">
          <table:table-cell office:value-type="string" calcext:value-type="string">
            <text:p>void flip_filter&lt;float, float&gt;(float*, float const *, int, int, int, int)</text:p>
          </table:table-cell>
          <table:table-cell office:value-type="float" office:value="55" calcext:value-type="float">
            <text:p>55</text:p>
          </table:table-cell>
          <table:table-cell office:value-type="float" office:value="62651" calcext:value-type="float">
            <text:p>626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3445805" calcext:value-type="float">
            <text:p>0.003445805</text:p>
          </table:table-cell>
        </table:table-row>
        <table:table-row table:style-name="ro1">
          <table:table-cell office:value-type="string" calcext:value-type="string">
            <text:p>void cudnn::winograd::generateWinogradTilesKernel&lt;int=0, float, float&gt;(cudnn::winograd::GenerateWinogradTilesParams&lt;float, float&gt;)</text:p>
          </table:table-cell>
          <table:table-cell office:value-type="float" office:value="594" calcext:value-type="float">
            <text:p>594</text:p>
          </table:table-cell>
          <table:table-cell office:value-type="float" office:value="6022" calcext:value-type="float">
            <text:p>6022</text:p>
          </table:table-cell>
          <table:table-cell office:value-type="float" office:value="40" calcext:value-type="float">
            <text:p>40</text:p>
          </table:table-cell>
          <table:table-cell office:value-type="float" office:value="8704" calcext:value-type="float">
            <text:p>8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577068" calcext:value-type="float">
            <text:p>0.003577068</text:p>
          </table:table-cell>
        </table:table-row>
        <table:table-row table:style-name="ro1">
          <table:table-cell office:value-type="string" calcext:value-type="string">
            <text:p>void fft2d_r2c_32x32&lt;float, unsigned int=0, bool=0&gt;(float2*, float const *, int, int, int, int, int, int, int, int, int, cudnn::reduced_divisor, bool)</text:p>
          </table:table-cell>
          <table:table-cell office:value-type="float" office:value="32" calcext:value-type="float">
            <text:p>32</text:p>
          </table:table-cell>
          <table:table-cell office:value-type="float" office:value="112158" calcext:value-type="float">
            <text:p>11215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3589056" calcext:value-type="float">
            <text:p>0.003589056</text:p>
          </table:table-cell>
        </table:table-row>
        <table:table-row table:style-name="ro1">
          <table:table-cell office:value-type="string" calcext:value-type="string">
            <text:p>void fft2d_c2r_16x16&lt;float, bool=0&gt;(float*, float2*, int, int, int, int, int, int, int, int, int, int, float, float, int, float*, float*)</text:p>
          </table:table-cell>
          <table:table-cell office:value-type="float" office:value="52" calcext:value-type="float">
            <text:p>52</text:p>
          </table:table-cell>
          <table:table-cell office:value-type="float" office:value="71396" calcext:value-type="float">
            <text:p>713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704" calcext:value-type="float">
            <text:p>8704</text:p>
          </table:table-cell>
          <table:table-cell/>
          <table:table-cell office:value-type="float" office:value="0.003712592" calcext:value-type="float">
            <text:p>0.003712592</text:p>
          </table:table-cell>
        </table:table-row>
        <table:table-row table:style-name="ro1">
          <table:table-cell office:value-type="string" calcext:value-type="string">
            <text:p>cudnn_maxwell_gcgemm_64x32_tn_batched</text:p>
          </table:table-cell>
          <table:table-cell office:value-type="float" office:value="2" calcext:value-type="float">
            <text:p>2</text:p>
          </table:table-cell>
          <table:table-cell office:value-type="float" office:value="1874660" calcext:value-type="float">
            <text:p>1874660</text:p>
          </table:table-cell>
          <table:table-cell office:value-type="float" office:value="120" calcext:value-type="float">
            <text:p>120</text:p>
          </table:table-cell>
          <table:table-cell office:value-type="float" office:value="18944" calcext:value-type="float">
            <text:p>18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74932" calcext:value-type="float">
            <text:p>0.00374932</text:p>
          </table:table-cell>
        </table:table-row>
        <table:table-row table:style-name="ro1">
          <table:table-cell office:value-type="string" calcext:value-type="string">
            <text:p>void tensorflow::functor::PadInputCustomKernelNCHW&lt;float, int=4&gt;(int, float const *, tensorflow::functor::Dimension&lt;int=4&gt;, tensorflow::functor::PadInputCustomKernelNCHW&lt;float, int=4&gt;*, tensorflow::functor::Dimension, float const *)</text:p>
          </table:table-cell>
          <table:table-cell office:value-type="float" office:value="564" calcext:value-type="float">
            <text:p>564</text:p>
          </table:table-cell>
          <table:table-cell office:value-type="float" office:value="6660" calcext:value-type="float">
            <text:p>66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375624" calcext:value-type="float">
            <text:p>0.00375624</text:p>
          </table:table-cell>
        </table:table-row>
        <table:table-row table:style-name="ro1">
          <table:table-cell office:value-type="string" calcext:value-type="string">
            <text:p>void fft1d_c2r_32&lt;float2, float, float, bool=0, bool=1, bool=0, bool=0&gt;(float*, float2 const *, int, int3, int3, int2, int, float, float, float*, float*)</text:p>
          </table:table-cell>
          <table:table-cell office:value-type="float" office:value="52" calcext:value-type="float">
            <text:p>52</text:p>
          </table:table-cell>
          <table:table-cell office:value-type="float" office:value="74294" calcext:value-type="float">
            <text:p>74294</text:p>
          </table:table-cell>
          <table:table-cell office:value-type="float" office:value="79" calcext:value-type="float">
            <text:p>79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863288" calcext:value-type="float">
            <text:p>0.003863288</text:p>
          </table:table-cell>
        </table:table-row>
        <table:table-row table:style-name="ro1">
          <table:table-cell office:value-type="string" calcext:value-type="string">
            <text:p>void cub::DeviceReduceSingleTileKernel&lt;cub::DeviceReducePolicy&lt;int, int, cub::Sum&gt;::Policy600, bool const *, int*, int, cub::Sum, int&gt;(int, cub::Sum, cub::DeviceReducePolicy&lt;int, int, cub::Sum&gt;::Policy600, bool const *, int*)</text:p>
          </table:table-cell>
          <table:table-cell office:value-type="float" office:value="1484" calcext:value-type="float">
            <text:p>1484</text:p>
          </table:table-cell>
          <table:table-cell office:value-type="float" office:value="2717" calcext:value-type="float">
            <text:p>271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032028" calcext:value-type="float">
            <text:p>0.004032028</text:p>
          </table:table-cell>
        </table:table-row>
        <table:table-row table:style-name="ro1">
          <table:table-cell office:value-type="string" calcext:value-type="string">
            <text:p>maxwell_cgemm_64x32_tn</text:p>
          </table:table-cell>
          <table:table-cell office:value-type="float" office:value="17" calcext:value-type="float">
            <text:p>17</text:p>
          </table:table-cell>
          <table:table-cell office:value-type="float" office:value="238453" calcext:value-type="float">
            <text:p>238453</text:p>
          </table:table-cell>
          <table:table-cell office:value-type="float" office:value="92" calcext:value-type="float">
            <text:p>92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053701" calcext:value-type="float">
            <text:p>0.004053701</text:p>
          </table:table-cell>
        </table:table-row>
        <table:table-row table:style-name="ro1">
          <table:table-cell office:value-type="string" calcext:value-type="string">
            <text:p>sgemm_32x32x32_NT</text:p>
          </table:table-cell>
          <table:table-cell office:value-type="float" office:value="564" calcext:value-type="float">
            <text:p>564</text:p>
          </table:table-cell>
          <table:table-cell office:value-type="float" office:value="7317" calcext:value-type="float">
            <text:p>7317</text:p>
          </table:table-cell>
          <table:table-cell office:value-type="float" office:value="153" calcext:value-type="float">
            <text:p>153</text:p>
          </table:table-cell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126788" calcext:value-type="float">
            <text:p>0.004126788</text:p>
          </table:table-cell>
        </table:table-row>
        <table:table-row table:style-name="ro1">
          <table:table-cell office:value-type="string" calcext:value-type="string">
            <text:p>maxwell_scudnn_128x64_stridedB_splitK_interior_nn</text:p>
          </table:table-cell>
          <table:table-cell office:value-type="float" office:value="12" calcext:value-type="float">
            <text:p>12</text:p>
          </table:table-cell>
          <table:table-cell office:value-type="float" office:value="367237" calcext:value-type="float">
            <text:p>367237</text:p>
          </table:table-cell>
          <table:table-cell office:value-type="float" office:value="120" calcext:value-type="float">
            <text:p>120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406844" calcext:value-type="float">
            <text:p>0.004406844</text:p>
          </table:table-cell>
        </table:table-row>
        <table:table-row table:style-name="ro1">
          <table:table-cell office:value-type="string" calcext:value-type="string">
            <text:p>void fft2d_r2c_32x32&lt;float, unsigned int=1, bool=0&gt;(float2*, float const *, int, int, int, int, int, int, int, int, int, cudnn::reduced_divisor, bool)</text:p>
          </table:table-cell>
          <table:table-cell office:value-type="float" office:value="17" calcext:value-type="float">
            <text:p>17</text:p>
          </table:table-cell>
          <table:table-cell office:value-type="float" office:value="263224" calcext:value-type="float">
            <text:p>26322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4474808" calcext:value-type="float">
            <text:p>0.004474808</text:p>
          </table:table-cell>
        </table:table-row>
        <table:table-row table:style-name="ro1"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1" calcext:value-type="float">
            <text:p>11</text:p>
          </table:table-cell>
          <table:table-cell office:value-type="float" office:value="415547" calcext:value-type="float">
            <text:p>415547</text:p>
          </table:table-cell>
          <table:table-cell office:value-type="float" office:value="99" calcext:value-type="float">
            <text:p>99</text:p>
          </table:table-cell>
          <table:table-cell office:value-type="float" office:value="10496" calcext:value-type="float">
            <text:p>10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571017" calcext:value-type="float">
            <text:p>0.004571017</text:p>
          </table:table-cell>
        </table:table-row>
        <table:table-row table:style-name="ro1">
          <table:table-cell office:value-type="string" calcext:value-type="string">
            <text:p>void gemv2N_kernel_val&lt;float, float, float, int=128, int=2, int=4, int=4, int=1&gt;(float, float, cublasGemv2Params_v2&lt;float, float, float&gt;)</text:p>
          </table:table-cell>
          <table:table-cell office:value-type="float" office:value="2400" calcext:value-type="float">
            <text:p>2400</text:p>
          </table:table-cell>
          <table:table-cell office:value-type="float" office:value="2218" calcext:value-type="float">
            <text:p>2218</text:p>
          </table:table-cell>
          <table:table-cell office:value-type="float" office:value="56" calcext:value-type="float">
            <text:p>5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3232" calcext:value-type="float">
            <text:p>0.0053232</text:p>
          </table:table-cell>
        </table:table-row>
        <table:table-row table:style-name="ro1">
          <table:table-cell office:value-type="string" calcext:value-type="string">
            <text:p>void tensorflow::functor::FillPhiloxRandomKernelLaunch&lt;tensorflow::random::TruncatedNormalDistribution&lt;tensorflow::random::SingleSampleAdapter&lt;tensorflow::random::PhiloxRandom&gt;, float&gt;&gt;(tensorflow::random::PhiloxRandom, tensorflow::random::PhiloxRandomResultElementType*, __int64, tensorflow::functor::FillPhiloxRandomKernelLaunch&lt;tensorflow::random::TruncatedNormalDistribution&lt;tensorflow::random::SingleSampleAdapter&lt;tensorflow::random::PhiloxRandom&gt;, float&gt;&gt;)</text:p>
          </table:table-cell>
          <table:table-cell office:value-type="float" office:value="656" calcext:value-type="float">
            <text:p>656</text:p>
          </table:table-cell>
          <table:table-cell office:value-type="float" office:value="8408" calcext:value-type="float">
            <text:p>840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515648" calcext:value-type="float">
            <text:p>0.005515648</text:p>
          </table:table-cell>
        </table:table-row>
        <table:table-row table:style-name="ro1">
          <table:table-cell office:value-type="string" calcext:value-type="string">
            <text:p>void cub::DeviceSelectSweepKernel&lt;cub::DispatchSelectIf&lt;cub::CountingInputIterator&lt;int, long&gt;, cub::TransformInputIterator&lt;bool, tensorflow::functor::_GLOBAL__N__69_tmpxft_0001d29f_00000000_11_where_op_gpu_impl_1_cu_compute_70_cpp1_ii_5ff3853c::IsNonzero&lt;bool&gt;, bool const *, long&gt;, tensorflow::functor::WhereOutputIterator&lt;int=1&gt;, int*, cub::NullType, cub::NullType, int, bool=0&gt;::PtxSelectIfPolicyT, cub::CountingInputIterator&lt;int, long&gt;, cub::TransformInputIterator&lt;bool, tensorflow::functor::_GLOBAL__N__69_tmpxft_0001d29f_00000000_11_where_op_gpu_impl_1_cu_compute_70_cpp1_ii_5ff3853c::IsNonzero&lt;bool&gt;, bool const *, long&gt;, tensorflow::functor::WhereOutputIterator&lt;int=1&gt;, int*, cub::ScanTileState&lt;int, bool=1&gt;, cub::NullType, cub::NullType, int, bool=0&gt;(long, cub::CountingInputIterator&lt;int, long&gt;, bool, bool, tensorflow::functor::_GLOBAL__N__69_tmpxft_0001d29f_00000000_11_where_op_gpu_impl_1_cu_compute_70_c</text:p>
          </table:table-cell>
          <table:table-cell office:value-type="float" office:value="1484" calcext:value-type="float">
            <text:p>1484</text:p>
          </table:table-cell>
          <table:table-cell office:value-type="float" office:value="3842" calcext:value-type="float">
            <text:p>3842</text:p>
          </table:table-cell>
          <table:table-cell office:value-type="float" office:value="40" calcext:value-type="float">
            <text:p>40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701528" calcext:value-type="float">
            <text:p>0.005701528</text:p>
          </table:table-cell>
        </table:table-row>
        <table:table-row table:style-name="ro1">
          <table:table-cell office:value-type="string" calcext:value-type="string">
            <text:p>void gemv2N_kernel_val&lt;float, float, float, int=128, int=1, int=4, int=4, int=1&gt;(float, float, cublasGemv2Params_v2&lt;float, float, float&gt;)</text:p>
          </table:table-cell>
          <table:table-cell office:value-type="float" office:value="3600" calcext:value-type="float">
            <text:p>3600</text:p>
          </table:table-cell>
          <table:table-cell office:value-type="float" office:value="2144" calcext:value-type="float">
            <text:p>2144</text:p>
          </table:table-cell>
          <table:table-cell office:value-type="float" office:value="56" calcext:value-type="float">
            <text:p>5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7184" calcext:value-type="float">
            <text:p>0.0077184</text:p>
          </table:table-cell>
        </table:table-row>
        <table:table-row table:style-name="ro1">
          <table:table-cell office:value-type="string" calcext:value-type="string">
            <text:p>void gemmk1_kernel&lt;float, int=256, int=5, bool=1, bool=0, bool=0, bool=0&gt;(cublasGemmk1Params&lt;float&gt;, float const *, float const *, float*)</text:p>
          </table:table-cell>
          <table:table-cell office:value-type="float" office:value="6000" calcext:value-type="float">
            <text:p>6000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746" calcext:value-type="float">
            <text:p>0.007746</text:p>
          </table:table-cell>
        </table:table-row>
        <table:table-row table:style-name="ro1">
          <table:table-cell office:value-type="string" calcext:value-type="string">
            <text:p>void tensorflow::functor::ColumnReduceKernel&lt;float*, float*, tensorflow::functor::Sum&lt;float&gt;&gt;(float*, float*, int, int, float, std::iterator_traits&lt;tensorflow::functor::ColumnReduceKernel&lt;float*, float*, tensorflow::functor::Sum&lt;float&gt;&gt;&gt;::value_type)</text:p>
          </table:table-cell>
          <table:table-cell office:value-type="float" office:value="6000" calcext:value-type="float">
            <text:p>6000</text:p>
          </table:table-cell>
          <table:table-cell office:value-type="float" office:value="1298" calcext:value-type="float">
            <text:p>1298</text:p>
          </table:table-cell>
          <table:table-cell office:value-type="float" office:value="13" calcext:value-type="float">
            <text:p>13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788" calcext:value-type="float">
            <text:p>0.007788</text:p>
          </table:table-cell>
        </table:table-row>
        <table:table-row table:style-name="ro1">
          <table:table-cell office:value-type="string" calcext:value-type="string">
            <text:p>void fft2d_r2c_16x16&lt;float&gt;(float2*, float const *, int, int, int, int, int, int, int, int)</text:p>
          </table:table-cell>
          <table:table-cell office:value-type="float" office:value="104" calcext:value-type="float">
            <text:p>104</text:p>
          </table:table-cell>
          <table:table-cell office:value-type="float" office:value="75385" calcext:value-type="float">
            <text:p>7538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92" calcext:value-type="float">
            <text:p>9792</text:p>
          </table:table-cell>
          <table:table-cell/>
          <table:table-cell office:value-type="float" office:value="0.00784004" calcext:value-type="float">
            <text:p>0.00784004</text:p>
          </table:table-cell>
        </table:table-row>
        <table:table-row table:style-name="ro1">
          <table:table-cell office:value-type="string" calcext:value-type="string">
            <text:p>maxwell_gcgemm_32x32_nt</text:p>
          </table:table-cell>
          <table:table-cell office:value-type="float" office:value="47" calcext:value-type="float">
            <text:p>47</text:p>
          </table:table-cell>
          <table:table-cell office:value-type="float" office:value="166926" calcext:value-type="float">
            <text:p>166926</text:p>
          </table:table-cell>
          <table:table-cell office:value-type="float" office:value="128" calcext:value-type="float">
            <text:p>12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5522" calcext:value-type="float">
            <text:p>0.007845522</text:p>
          </table:table-cell>
        </table:table-row>
        <table:table-row table:style-name="ro1">
          <table:table-cell office:value-type="string" calcext:value-type="string">
            <text:p>void fft1d_r2c_32&lt;float, float, float2, bool=0, bool=0&gt;(float2*, float const *, int, int3, int3, int2, int2)</text:p>
          </table:table-cell>
          <table:table-cell office:value-type="float" office:value="70" calcext:value-type="float">
            <text:p>70</text:p>
          </table:table-cell>
          <table:table-cell office:value-type="float" office:value="120794" calcext:value-type="float">
            <text:p>120794</text:p>
          </table:table-cell>
          <table:table-cell office:value-type="float" office:value="72" calcext:value-type="float">
            <text:p>72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845558" calcext:value-type="float">
            <text:p>0.00845558</text:p>
          </table:table-cell>
        </table:table-row>
        <table:table-row table:style-name="ro1">
          <table:table-cell office:value-type="string" calcext:value-type="string">
            <text:p>sgemm_32x32x32_NN</text:p>
          </table:table-cell>
          <table:table-cell office:value-type="float" office:value="1024" calcext:value-type="float">
            <text:p>1024</text:p>
          </table:table-cell>
          <table:table-cell office:value-type="float" office:value="9644" calcext:value-type="float">
            <text:p>9644</text:p>
          </table:table-cell>
          <table:table-cell office:value-type="float" office:value="153" calcext:value-type="float">
            <text:p>153</text:p>
          </table:table-cell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9875456" calcext:value-type="float">
            <text:p>0.009875456</text:p>
          </table:table-cell>
        </table:table-row>
        <table:table-row table:style-name="ro1">
          <table:table-cell office:value-type="string" calcext:value-type="string">
            <text:p>void cudnn::detail::bn_fw_tr_1C11_singleread&lt;float, int=512, bool=1, int=1, int=2, int=0&gt;(cudnnTensorStruct, float const *, cudnn::detail::bn_fw_tr_1C11_singleread&lt;float, int=512, bool=1, int=1, int=2, int=0&gt;, cudnnTensorStruct*, float const *, float const , float, float, float*, float const *, float const *, float const *, float, float, cudnn::reduced_divisor, int, float*, cudnn::detail::bnFwPersistentState*, int, float, float, float, int, float, float, cudnnStatus_t*, bool)</text:p>
          </table:table-cell>
          <table:table-cell office:value-type="float" office:value="564" calcext:value-type="float">
            <text:p>564</text:p>
          </table:table-cell>
          <table:table-cell office:value-type="float" office:value="21186" calcext:value-type="float">
            <text:p>21186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0.011948904" calcext:value-type="float">
            <text:p>0.011948904</text:p>
          </table:table-cell>
        </table:table-row>
        <table:table-row table:style-name="ro1">
          <table:table-cell office:value-type="string" calcext:value-type="string">
            <text:p>void cudnn::detail::bn_bw_1C11_singleread&lt;float, int=512, bool=1, int=1, int=2, int=0&gt;(float, float, float, float, cudnnTensorStruct, float const *, cudnn::detail::bn_bw_1C11_singleread&lt;float, int=512, bool=1, int=1, int=2, int=0&gt;, float const , cudnn::detail::bn_bw_1C11_singleread&lt;float, int=512, bool=1, int=1, int=2, int=0&gt;, cudnnTensorStruct*, float const *, float*, float const *, float const , float const , float, cudnn::reduced_divisor, int, float*, cudnn::detail::bnBwPersistentState*, int, float, float, float, int, float, cudnnStatus_t*, bool)</text:p>
          </table:table-cell>
          <table:table-cell office:value-type="float" office:value="564" calcext:value-type="float">
            <text:p>564</text:p>
          </table:table-cell>
          <table:table-cell office:value-type="float" office:value="21772" calcext:value-type="float">
            <text:p>21772</text:p>
          </table:table-cell>
          <table:table-cell office:value-type="float" office:value="38" calcext:value-type="float">
            <text:p>38</text:p>
          </table:table-cell>
          <table:table-cell office:value-type="float" office:value="272" calcext:value-type="float">
            <text:p>272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0.012279408" calcext:value-type="float">
            <text:p>0.012279408</text:p>
          </table:table-cell>
        </table:table-row>
        <table:table-row table:style-name="ro1">
          <table:table-cell office:value-type="string" calcext:value-type="string">
            <text:p>cudnn_maxwell_gcgemm_64x32_nt_batched</text:p>
          </table:table-cell>
          <table:table-cell office:value-type="float" office:value="2" calcext:value-type="float">
            <text:p>2</text:p>
          </table:table-cell>
          <table:table-cell office:value-type="float" office:value="6651497" calcext:value-type="float">
            <text:p>6651497</text:p>
          </table:table-cell>
          <table:table-cell office:value-type="float" office:value="120" calcext:value-type="float">
            <text:p>120</text:p>
          </table:table-cell>
          <table:table-cell office:value-type="float" office:value="18432" calcext:value-type="float">
            <text:p>18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3302994" calcext:value-type="float">
            <text:p>0.013302994</text:p>
          </table:table-cell>
        </table:table-row>
        <table:table-row table:style-name="ro1">
          <table:table-cell office:value-type="string" calcext:value-type="string">
            <text:p>maxwell_scudnn_128x64_relu_small_nn</text:p>
          </table:table-cell>
          <table:table-cell office:value-type="float" office:value="152" calcext:value-type="float">
            <text:p>152</text:p>
          </table:table-cell>
          <table:table-cell office:value-type="float" office:value="93305" calcext:value-type="float">
            <text:p>93305</text:p>
          </table:table-cell>
          <table:table-cell office:value-type="float" office:value="124" calcext:value-type="float">
            <text:p>12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418236" calcext:value-type="float">
            <text:p>0.014182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4, int=1, int&gt;, int=16, Eigen::MakePointer&gt;, Eigen::TensorBroadcastingOp&lt;Eigen::array&lt;int, unsigned long=4&gt; const , Eigen::TensorMap&lt;Eigen::Tensor&lt;float const , int=4, int=1, int&gt;, int=16, Eigen::MakePointer&gt; const &gt; const &gt; const , Eigen::GpuDevice&gt;, int&gt;(float, int=4)</text:p>
          </table:table-cell>
          <table:table-cell office:value-type="float" office:value="564" calcext:value-type="float">
            <text:p>564</text:p>
          </table:table-cell>
          <table:table-cell office:value-type="float" office:value="26584" calcext:value-type="float">
            <text:p>2658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4993376" calcext:value-type="float">
            <text:p>0.01499337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</text:p>
          </table:table-cell>
          <table:table-cell office:value-type="float" office:value="282" calcext:value-type="float">
            <text:p>282</text:p>
          </table:table-cell>
          <table:table-cell office:value-type="float" office:value="60240" calcext:value-type="float">
            <text:p>602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698768" calcext:value-type="float">
            <text:p>0.0169876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EvalToOp&lt;Eigen::TensorCwiseUnaryOp&lt;Eigen::internal::scalar_log_op&lt;float&gt;, Eigen::TensorMap&lt;Eigen::Tensor&lt;float, int=2, int=1, long&gt;, int=16, Eigen::MakePointer&gt; const &gt; const , Eigen::MakePointer&gt; const , Eigen::GpuDevice&gt;, long&gt;(float, Eigen::internal::scalar_log_op&lt;float&gt;)</text:p>
          </table:table-cell>
          <table:table-cell office:value-type="float" office:value="12000" calcext:value-type="float">
            <text:p>12000</text:p>
          </table:table-cell>
          <table:table-cell office:value-type="float" office:value="1467" calcext:value-type="float">
            <text:p>14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7604" calcext:value-type="float">
            <text:p>0.017604</text:p>
          </table:table-cell>
        </table:table-row>
        <table:table-row table:style-name="ro1">
          <table:table-cell office:value-type="string" calcext:value-type="string">
            <text:p>maxwell_scudnn_128x128_relu_interior_nn</text:p>
          </table:table-cell>
          <table:table-cell office:value-type="float" office:value="284" calcext:value-type="float">
            <text:p>284</text:p>
          </table:table-cell>
          <table:table-cell office:value-type="float" office:value="62924" calcext:value-type="float">
            <text:p>62924</text:p>
          </table:table-cell>
          <table:table-cell office:value-type="float" office:value="124" calcext:value-type="float">
            <text:p>124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870416" calcext:value-type="float">
            <text:p>0.017870416</text:p>
          </table:table-cell>
        </table:table-row>
        <table:table-row table:style-name="ro1">
          <table:table-cell office:value-type="string" calcext:value-type="string">
            <text:p>void tensorflow::functor::RowReduceKernel&lt;float const *, float*, cub::Max&gt;(float const *, float*, int, int, cub::Max, std::iterator_traits&lt;tensorflow::functor::RowReduceKernel&lt;float const *, float*, cub::Max&gt;&gt;::value_type)</text:p>
          </table:table-cell>
          <table:table-cell office:value-type="float" office:value="12000" calcext:value-type="float">
            <text:p>12000</text:p>
          </table:table-cell>
          <table:table-cell office:value-type="float" office:value="1504" calcext:value-type="float">
            <text:p>150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8048" calcext:value-type="float">
            <text:p>0.018048</text:p>
          </table:table-cell>
        </table:table-row>
        <table:table-row table:style-name="ro1">
          <table:table-cell office:value-type="string" calcext:value-type="string">
            <text:p>void tensorflow::_GLOBAL__N__64_tmpxft_0001ff60_00000000_11_softmax_op_gpu_cu_compute_70_cpp1_ii_2b8b7e67::GenerateNormalizedProb&lt;float, float&gt;(float const *, float const *, float const , tensorflow::_GLOBAL__N__64_tmpxft_0001ff60_00000000_11_softmax_op_gpu_cu_compute_70_cpp1_ii_2b8b7e67::GenerateNormalizedProb&lt;float, float&gt;*, int, int, bool)</text:p>
          </table:table-cell>
          <table:table-cell office:value-type="float" office:value="12000" calcext:value-type="float">
            <text:p>12000</text:p>
          </table:table-cell>
          <table:table-cell office:value-type="float" office:value="1577" calcext:value-type="float">
            <text:p>157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8924" calcext:value-type="float">
            <text:p>0.01892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CwiseUnaryOp&lt;Eigen::internal::scalar_exp_op&lt;float&gt;, Eigen::TensorMap&lt;Eigen::Tensor&lt;float, int=2, int=1, int&gt;, int=16, Eigen::MakePointer&gt; const &gt; const &gt; const , Eigen::GpuDevice&gt;, int&gt;(float, int=2)</text:p>
          </table:table-cell>
          <table:table-cell office:value-type="float" office:value="12564" calcext:value-type="float">
            <text:p>12564</text:p>
          </table:table-cell>
          <table:table-cell office:value-type="float" office:value="1548" calcext:value-type="float">
            <text:p>15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9449072" calcext:value-type="float">
            <text:p>0.0194490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GeneratorOp&lt;tensorflow::generator::SparseXentGradGenerator&lt;float, int&gt;, Eigen::TensorMap&lt;Eigen::Tensor&lt;float, int=2, int=1, int&gt;, int=16, Eigen::MakePointer&gt; const &gt; const &gt; const , Eigen::GpuDevice&gt;, int&gt;(float, int=2)</text:p>
          </table:table-cell>
          <table:table-cell office:value-type="float" office:value="12564" calcext:value-type="float">
            <text:p>12564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054214" calcext:value-type="float">
            <text:p>0.02054214</text:p>
          </table:table-cell>
        </table:table-row>
        <table:table-row table:style-name="ro1">
          <table:table-cell office:value-type="string" calcext:value-type="string">
            <text:p>void tensorflow::functor::RowReduceKernel&lt;cub::TransformInputIterator&lt;float, tensorflow::_GLOBAL__N__64_tmpxft_0001ff60_00000000_11_softmax_op_gpu_cu_compute_70_cpp1_ii_2b8b7e67::SubtractAndExpFunctor&lt;float, float&gt;, cub::CountingInputIterator&lt;int, long&gt;, long&gt;, float*, cub::Sum&gt;(float, float, int, int, float, std::iterator_traits&lt;tensorflow::functor::RowReduceKernel&lt;cub::TransformInputIterator&lt;float, tensorflow::_GLOBAL__N__64_tmpxft_0001ff60_00000000_11_softmax_op_gpu_cu_compute_70_cpp1_ii_2b8b7e67::SubtractAndExpFunctor&lt;float, float&gt;, cub::CountingInputIterator&lt;int, long&gt;, long&gt;, float*, cub::Sum&gt;&gt;::value_type)</text:p>
          </table:table-cell>
          <table:table-cell office:value-type="float" office:value="12000" calcext:value-type="float">
            <text:p>12000</text:p>
          </table:table-cell>
          <table:table-cell office:value-type="float" office:value="1779" calcext:value-type="float">
            <text:p>177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1348" calcext:value-type="float">
            <text:p>0.02134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CwiseBinaryOp&lt;Eigen::internal::scalar_sum_op&lt;float, float&gt;, Eigen::TensorMap&lt;Eigen::Tensor&lt;float const , int=2, int=1, int&gt;, int=16, Eigen::MakePointer&gt; const , Eigen::TensorBroadcastingOp&lt;Eigen::array&lt;long, unsigned long=2&gt; const , Eigen::TensorMap&lt;Eigen::Tensor&lt;float const , int=2, int=1, int&gt;, int=16, Eigen::MakePointer&gt; const &gt; const &gt; const &gt; const , Eigen::GpuDevice&gt;, int&gt;(float, int=2)</text:p>
          </table:table-cell>
          <table:table-cell office:value-type="float" office:value="14840" calcext:value-type="float">
            <text:p>14840</text:p>
          </table:table-cell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18148" calcext:value-type="float">
            <text:p>0.021814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4, int=1, long&gt;, int=16, Eigen::MakePointer&gt;, Eigen::TensorCwiseNullaryOp&lt;Eigen::internal::scalar_constant_op&lt;float&gt;, Eigen::TensorMap&lt;Eigen::Tensor&lt;float, int=4, int=1, long&gt;, int=16, Eigen::MakePointer&gt; const &gt; const &gt; const , Eigen::GpuDevice&gt;, long&gt;(float, int=4)</text:p>
          </table:table-cell>
          <table:table-cell office:value-type="float" office:value="1128" calcext:value-type="float">
            <text:p>1128</text:p>
          </table:table-cell>
          <table:table-cell office:value-type="float" office:value="22372" calcext:value-type="float">
            <text:p>223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5235616" calcext:value-type="float">
            <text:p>0.02523561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MaxReducerIfEEKNS_9IndexListINS_10type2indexILl1EEEJEEEKNS4_INS5_IKfLi2ELi1EiEELi16ES7_EES7_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2059" calcext:value-type="float">
            <text:p>205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5869276" calcext:value-type="float">
            <text:p>0.02586927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7TensorReductionOpINS0_10SumReducerIfEEKNS_9IndexListINS_10type2indexILl1EEEJEEEKNS_18TensorForcedEvalOpIKNS_19TensorCwiseBinaryOpINS0_17scalar_product_opIKfSK_EEKNS_20TensorBroadcastingOpIKNS_5arrayIlLm2EEEKNS4_INS5_ISK_Li2ELi1ElEELi16ES7_EEEEKNSI_INS0_20scalar_difference_opIffEEKNSM_IKNSC_ISE_JiEEEKNSH_IKNS_18TensorCwiseUnaryOpINS0_13scalar_log_opIfEEKNS4_INS5_IfLi2ELi1ElEELi16ES7_EEEEEEEES14_EEEEEES7_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2206" calcext:value-type="float">
            <text:p>220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6472" calcext:value-type="float">
            <text:p>0.0264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int, int=3, int=1, long&gt;, int=16, Eigen::MakePointer&gt;, Eigen::TensorGeneratorOp&lt;tensorflow::generator::OneGenerator&lt;int, int&gt;, Eigen::TensorMap&lt;Eigen::Tensor&lt;int, int=3, int=1, long&gt;, int=16, Eigen::MakePointer&gt; const &gt; const &gt; const , Eigen::GpuDevice&gt;, long&gt;(int, int=3)</text:p>
          </table:table-cell>
          <table:table-cell office:value-type="float" office:value="14840" calcext:value-type="float">
            <text:p>14840</text:p>
          </table:table-cell>
          <table:table-cell office:value-type="float" office:value="1789" calcext:value-type="float">
            <text:p>178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654876" calcext:value-type="float">
            <text:p>0.0265487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17TensorReshapingOpIKNS_9IndexListIiJEEENS_9TensorMapINS_6TensorIfLi2ELi1ElEELi16ENS_11MakePointerEEEEEKNS_17TensorReductionOpINS0_10SumReducerIfEEKNS5_INS_10type2indexILl1EEEJEEEKNS_18TensorCwiseUnaryOpINS0_13scalar_exp_opIfEEKSC_EESB_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2266" calcext:value-type="float">
            <text:p>226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7192" calcext:value-type="float">
            <text:p>0.027192</text:p>
          </table:table-cell>
        </table:table-row>
        <table:table-row table:style-name="ro1">
          <table:table-cell office:value-type="string" calcext:value-type="string">
            <text:p>void tensorflow::functor::RowReduceKernel&lt;float*, tensorflow::TransformOutputIterator&lt;float, float, tensorflow::functor::DividesBy&lt;float, float&gt;, long&gt;, tensorflow::functor::Sum&lt;float&gt;&gt;(float*, float, int, int, float, std::iterator_traits&lt;tensorflow::functor::RowReduceKernel&lt;float*, tensorflow::TransformOutputIterator&lt;float, float, tensorflow::functor::DividesBy&lt;float, float&gt;, long&gt;, tensorflow::functor::Sum&lt;float&gt;&gt;&gt;::value_type)</text:p>
          </table:table-cell>
          <table:table-cell office:value-type="float" office:value="1024" calcext:value-type="float">
            <text:p>1024</text:p>
          </table:table-cell>
          <table:table-cell office:value-type="float" office:value="27282" calcext:value-type="float">
            <text:p>272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7936768" calcext:value-type="float">
            <text:p>0.02793676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3, int=1, int&gt;, int=16, Eigen::MakePointer&gt;, Eigen::TensorSlicingOp&lt;Eigen::DSizes&lt;long, int=3&gt; const , Eigen::DSizes&lt;long, int=3&gt; const , Eigen::TensorMap&lt;Eigen::Tensor&lt;float const , int=3, int=1, int&gt;, int=16, Eigen::MakePointer&gt; const &gt; const &gt; const , Eigen::GpuDevice&gt;, int&gt;(float, int=3)</text:p>
          </table:table-cell>
          <table:table-cell office:value-type="float" office:value="24000" calcext:value-type="float">
            <text:p>24000</text:p>
          </table:table-cell>
          <table:table-cell office:value-type="float" office:value="1167" calcext:value-type="float">
            <text:p>11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008" calcext:value-type="float">
            <text:p>0.02800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 const , float const &gt;, Eigen::TensorMap&lt;Eigen::Tensor&lt;float, int=1, int=1, long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24872" calcext:value-type="float">
            <text:p>24872</text:p>
          </table:table-cell>
          <table:table-cell office:value-type="float" office:value="1128" calcext:value-type="float">
            <text:p>11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055616" calcext:value-type="float">
            <text:p>0.02805561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2ELi1EiEELi16ENS_11MakePointerEEEKNS_19TensorCwiseBinaryOpINS0_20scalar_difference_opIKfSB_EEKNS4_INS5_ISB_Li2ELi1EiEELi16ES7_EEKNS_20TensorBroadcastingOpIKNS_9IndexListINS_10type2indexILl1EEEJiEEEKNS_17TensorReshapingOpIKNSH_IiJSJ_EEENS4_INS5_IfLi1ELi1EiEELi16ES7_EEEEEE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2284" calcext:value-type="float">
            <text:p>228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696176" calcext:value-type="float">
            <text:p>0.02869617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__int64, int=2, int=1, long&gt;, int=16, Eigen::MakePointer&gt;, Eigen::TensorCwiseNullaryOp&lt;Eigen::internal::scalar_constant_op&lt;__int64&gt;, Eigen::TensorMap&lt;Eigen::Tensor&lt;__int64, int=2, int=1, long&gt;, int=16, Eigen::MakePointer&gt; const &gt; const &gt; const , Eigen::GpuDevice&gt;, long&gt;(__int64, int=2)</text:p>
          </table:table-cell>
          <table:table-cell office:value-type="float" office:value="29680" calcext:value-type="float">
            <text:p>29680</text:p>
          </table:table-cell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959096" calcext:value-type="float">
            <text:p>0.02959096</text:p>
          </table:table-cell>
        </table:table-row>
        <table:table-row table:style-name="ro1">
          <table:table-cell office:value-type="string" calcext:value-type="string">
            <text:p>void gemv2T_kernel_val&lt;float, float, float, int=128, int=16, int=2, int=2, bool=0&gt;(int, int, float, float const *, int, float const *, int, float, float*, int)</text:p>
          </table:table-cell>
          <table:table-cell office:value-type="float" office:value="14840" calcext:value-type="float">
            <text:p>14840</text:p>
          </table:table-cell>
          <table:table-cell office:value-type="float" office:value="2063" calcext:value-type="float">
            <text:p>2063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061492" calcext:value-type="float">
            <text:p>0.0306149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SumReducerIfEEKNS_9IndexListINS_10type2indexILl1EEEJEEEKNS_18TensorCwiseUnaryOpINS0_13scalar_exp_opIfEEKNS4_INS5_IfLi2ELi1EiEELi16ES7_EEEES7_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2521" calcext:value-type="float">
            <text:p>25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1673844" calcext:value-type="float">
            <text:p>0.03167384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difference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5532" calcext:value-type="float">
            <text:p>25532</text:p>
          </table:table-cell>
          <table:table-cell office:value-type="float" office:value="1277" calcext:value-type="float">
            <text:p>127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2604364" calcext:value-type="float">
            <text:p>0.032604364</text:p>
          </table:table-cell>
        </table:table-row>
        <table:table-row table:style-name="ro1">
          <table:table-cell office:value-type="string" calcext:value-type="string">
            <text:p>maxwell_cgemm_32x32_tn</text:p>
          </table:table-cell>
          <table:table-cell office:value-type="float" office:value="2735" calcext:value-type="float">
            <text:p>2735</text:p>
          </table:table-cell>
          <table:table-cell office:value-type="float" office:value="12342" calcext:value-type="float">
            <text:p>12342</text:p>
          </table:table-cell>
          <table:table-cell office:value-type="float" office:value="96" calcext:value-type="float">
            <text:p>96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375537" calcext:value-type="float">
            <text:p>0.03375537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product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8669" calcext:value-type="float">
            <text:p>28669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612294" calcext:value-type="float">
            <text:p>0.0361229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int, int=1, int=1, long&gt;, int=16, Eigen::MakePointer&gt;, Eigen::TensorConversionOp&lt;int, Eigen::TensorMap&lt;Eigen::Tensor&lt;__int64 const , int=1, int=1, long&gt;, int=16, Eigen::MakePointer&gt; const &gt; const &gt; const , Eigen::GpuDevice&gt;, long&gt;(int, int=1)</text:p>
          </table:table-cell>
          <table:table-cell office:value-type="float" office:value="34162" calcext:value-type="float">
            <text:p>34162</text:p>
          </table:table-cell>
          <table:table-cell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7202418" calcext:value-type="float">
            <text:p>0.037202418</text:p>
          </table:table-cell>
        </table:table-row>
        <table:table-row table:style-name="ro1">
          <table:table-cell office:value-type="string" calcext:value-type="string">
            <text:p>void tensorflow::functor::MultinomialKernel&lt;__int64&gt;(int, int, int, float const *, float const , __int64*)</text:p>
          </table:table-cell>
          <table:table-cell office:value-type="float" office:value="29680" calcext:value-type="float">
            <text:p>29680</text:p>
          </table:table-cell>
          <table:table-cell office:value-type="float" office:value="1404" calcext:value-type="float">
            <text:p>14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167072" calcext:value-type="float">
            <text:p>0.0416707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17TensorReshapingOpIKNS_9IndexListIiJEEENS_9TensorMapINS_6TensorIfLi2ELi1ElEELi16ENS_11MakePointerEEEEEKNS_17TensorReductionOpINS0_10MaxReducerIfEEKNS5_INS_10type2indexILl1EEEJEEEKNS_20TensorBroadcastingOpIKNS_5arrayIlLm2EEEKNS8_INS9_IKfLi2ELi1ElEELi16ESB_EEEESB_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3606" calcext:value-type="float">
            <text:p>360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3272" calcext:value-type="float">
            <text:p>0.043272</text:p>
          </table:table-cell>
        </table:table-row>
        <table:table-row table:style-name="ro1">
          <table:table-cell office:value-type="string" calcext:value-type="string">
            <text:p>void gemmk1_kernel&lt;float, int=256, int=5, bool=0, bool=0, bool=1, bool=0&gt;(cublasGemmk1Params&lt;float&gt;, float const *, float const *, float*)</text:p>
          </table:table-cell>
          <table:table-cell office:value-type="float" office:value="32400" calcext:value-type="float">
            <text:p>32400</text:p>
          </table:table-cell>
          <table:table-cell office:value-type="float" office:value="1336" calcext:value-type="float">
            <text:p>1336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32864" calcext:value-type="float">
            <text:p>0.043286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binary_pow_op_google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5202" calcext:value-type="float">
            <text:p>25202</text:p>
          </table:table-cell>
          <table:table-cell office:value-type="float" office:value="1797" calcext:value-type="float">
            <text:p>179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5287994" calcext:value-type="float">
            <text:p>0.04528799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quotient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6312" calcext:value-type="float">
            <text:p>26312</text:p>
          </table:table-cell>
          <table:table-cell office:value-type="float" office:value="1761" calcext:value-type="float">
            <text:p>176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6335432" calcext:value-type="float">
            <text:p>0.04633543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SumReducerIfEEKNS_9IndexListINS_10type2indexILl1EEEJEEEKNS_17TensorGeneratorOpIN10tensorflow9generator23SparseXentLossGeneratorIfiEEKNS4_INS5_IfLi2ELi1EiEELi16ES7_EEEES7_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4007" calcext:value-type="float">
            <text:p>400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0343948" calcext:value-type="float">
            <text:p>0.05034394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sigmoid_gradient_op&lt;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48600" calcext:value-type="float">
            <text:p>48600</text:p>
          </table:table-cell>
          <table:table-cell office:value-type="float" office:value="1040" calcext:value-type="float">
            <text:p>10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0544" calcext:value-type="float">
            <text:p>0.050544</text:p>
          </table:table-cell>
        </table:table-row>
        <table:table-row table:style-name="ro1">
          <table:table-cell office:value-type="string" calcext:value-type="string">
            <text:p>maxwell_scudnn_128x32_stridedB_splitK_interior_nn</text:p>
          </table:table-cell>
          <table:table-cell office:value-type="float" office:value="100" calcext:value-type="float">
            <text:p>100</text:p>
          </table:table-cell>
          <table:table-cell office:value-type="float" office:value="531864" calcext:value-type="float">
            <text:p>531864</text:p>
          </table:table-cell>
          <table:table-cell office:value-type="float" office:value="84" calcext:value-type="float">
            <text:p>84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31864" calcext:value-type="float">
            <text:p>0.053186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9TensorCwiseBinaryOpINS0_20scalar_difference_opIffEEKNS_18TensorConversionOpIfKNS_20TensorBroadcastingOpIKNS_9IndexListINS_10type2indexILl1EEEJiSG_EEEKNS_17TensorReshapingOpIKNSE_IiJSG_iEEEKNS4_INS5_IKfLi2ELi1EiEELi16ES7_EEEEEEEEKNS_18TensorCwiseUnaryOpINS0_13scalar_log_opIfEEKNSW_INS0_18scalar_opposite_opIfEEKNSW_ISY_KNSW_INS0_10bind2nd_opINS0_13scalar_sum_opIffEEEEKS8_EEEEEEEEEEEENS_9GpuDeviceEEEiEEvT_T0_</text:p>
          </table:table-cell>
          <table:table-cell office:value-type="float" office:value="29680" calcext:value-type="float">
            <text:p>29680</text:p>
          </table:table-cell>
          <table:table-cell office:value-type="float" office:value="1838" calcext:value-type="float">
            <text:p>18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455184" calcext:value-type="float">
            <text:p>0.05455184</text:p>
          </table:table-cell>
        </table:table-row>
        <table:table-row table:style-name="ro1">
          <table:table-cell office:value-type="string" calcext:value-type="string">
            <text:p>maxwell_scudnn_128x128_stridedB_interior_nn</text:p>
          </table:table-cell>
          <table:table-cell office:value-type="float" office:value="677" calcext:value-type="float">
            <text:p>677</text:p>
          </table:table-cell>
          <table:table-cell office:value-type="float" office:value="82402" calcext:value-type="float">
            <text:p>82402</text:p>
          </table:table-cell>
          <table:table-cell office:value-type="float" office:value="124" calcext:value-type="float">
            <text:p>124</text:p>
          </table:table-cell>
          <table:table-cell office:value-type="float" office:value="34816" calcext:value-type="float">
            <text:p>34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5786154" calcext:value-type="float">
            <text:p>0.05578615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tanh_gradient_op&lt;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50400" calcext:value-type="float">
            <text:p>50400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68008" calcext:value-type="float">
            <text:p>0.0568008</text:p>
          </table:table-cell>
        </table:table-row>
        <table:table-row table:style-name="ro1">
          <table:table-cell office:value-type="string" calcext:value-type="string">
            <text:p>void gemv2T_kernel_val&lt;float, float, float, int=128, int=16, int=2, int=4, bool=0&gt;(int, int, float, float const *, int, float const *, int, float, float*, int)</text:p>
          </table:table-cell>
          <table:table-cell office:value-type="float" office:value="32400" calcext:value-type="float">
            <text:p>32400</text:p>
          </table:table-cell>
          <table:table-cell office:value-type="float" office:value="1789" calcext:value-type="float">
            <text:p>1789</text:p>
          </table:table-cell>
          <table:table-cell office:value-type="float" office:value="31" calcext:value-type="float">
            <text:p>31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79636" calcext:value-type="float">
            <text:p>0.05796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difference_op&lt;float const , float const &gt;, Eigen::TensorMap&lt;Eigen::Tensor&lt;float, int=1, int=1, long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50073" calcext:value-type="float">
            <text:p>50073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858541" calcext:value-type="float">
            <text:p>0.0585854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difference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49744" calcext:value-type="float">
            <text:p>49744</text:p>
          </table:table-cell>
          <table:table-cell office:value-type="float" office:value="1243" calcext:value-type="float">
            <text:p>12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1831792" calcext:value-type="float">
            <text:p>0.06183179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MaxReducerIfEEKNS_9IndexListINS_10type2indexILl2EEEJEEEKNS_17TensorReshapingOpIKNSC_IiJiiEEES8_EES7_EEEENS_9GpuDeviceEEEiEEvT_T0_</text:p>
          </table:table-cell>
          <table:table-cell office:value-type="float" office:value="29680" calcext:value-type="float">
            <text:p>29680</text:p>
          </table:table-cell>
          <table:table-cell office:value-type="float" office:value="2108" calcext:value-type="float">
            <text:p>210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256544" calcext:value-type="float">
            <text:p>0.0625654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tridingSlicingOp&lt;Eigen::DSizes&lt;int, int=4&gt; const , Eigen::DSizes&lt;int, int=4&gt; const , Eigen::DSizes&lt;int, int=4&gt; const , Eigen::TensorMap&lt;Eigen::Tensor&lt;float, int=4, int=1, int&gt;, int=16, Eigen::MakePointer&gt;&gt;, Eigen::TensorMap&lt;Eigen::Tensor&lt;float const , int=4, int=1, long&gt;, int=16, Eigen::MakePointer&gt; const &gt; const , Eigen::GpuDevice&gt;, long&gt;(int, int=4)</text:p>
          </table:table-cell>
          <table:table-cell office:value-type="float" office:value="1128" calcext:value-type="float">
            <text:p>1128</text:p>
          </table:table-cell>
          <table:table-cell office:value-type="float" office:value="59668" calcext:value-type="float">
            <text:p>596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7305504" calcext:value-type="float">
            <text:p>0.06730550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licingOp&lt;Eigen::array&lt;int, unsigned long=2&gt; const , Eigen::array&lt;int, unsigned long=2&gt; const , Eigen::TensorMap&lt;Eigen::Tensor&lt;float, int=2, int=1, int&gt;, int=16, Eigen::MakePointer&gt;&gt;, Eigen::TensorMap&lt;Eigen::Tensor&lt;float const , int=2, int=1, int&gt;, int=16, Eigen::MakePointer&gt; const &gt; const , Eigen::GpuDevice&gt;, int&gt;(int, unsigned long=2)</text:p>
          </table:table-cell>
          <table:table-cell office:value-type="float" office:value="5936" calcext:value-type="float">
            <text:p>5936</text:p>
          </table:table-cell>
          <table:table-cell office:value-type="float" office:value="11410" calcext:value-type="float">
            <text:p>114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772976" calcext:value-type="float">
            <text:p>0.0677297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left&lt;float, float, Eigen::internal::scalar_product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54762" calcext:value-type="float">
            <text:p>54762</text:p>
          </table:table-cell>
          <table:table-cell office:value-type="float" office:value="1242" calcext:value-type="float">
            <text:p>12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8014404" calcext:value-type="float">
            <text:p>0.06801440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2ELi1ElEELi16ENS_11MakePointerEEEKNS_19TensorCwiseBinaryOpINS0_20scalar_difference_opIKfSB_EEKNS_20TensorBroadcastingOpIKNS_5arrayIlLm2EEEKNS4_INS5_ISB_Li2ELi1ElEELi16ES7_EEEEKNSD_IKNS_9IndexListINS_10type2indexILl1EEEJiEEEKS8_EE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5777" calcext:value-type="float">
            <text:p>57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9324" calcext:value-type="float">
            <text:p>0.06932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EvalToOpIKNS_19TensorCwiseBinaryOpINS0_17scalar_product_opIKfS6_EEKNS_20TensorBroadcastingOpIKNS_5arrayIlLm2EEEKNS_9TensorMapINS_6TensorIS6_Li2ELi1ElEELi16ENS_11MakePointerEEEEEKNS4_INS0_20scalar_difference_opIffEEKNS8_IKNS_9IndexListINS_10type2indexILl1EEEJiEEEKNS_18TensorForcedEvalOpIKNS_18TensorCwiseUnaryOpINS0_13scalar_log_opIfEEKNSC_INSD_IfLi2ELi1ElEELi16ESF_EEEEEEEESX_EEEESF_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6207" calcext:value-type="float">
            <text:p>620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74484" calcext:value-type="float">
            <text:p>0.074484</text:p>
          </table:table-cell>
        </table:table-row>
        <table:table-row table:style-name="ro1">
          <table:table-cell office:value-type="string" calcext:value-type="string">
            <text:p>void cudnn::detail::implicit_convolve_sgemm&lt;float, float, int=128, int=6, int=7, int=3, int=3, int=5, int=1, bool=1, bool=0, bool=1&gt;(int, int, int, float const *, int, float*, cudnn::detail::implicit_convolve_sgemm&lt;float, float, int=128, int=6, int=7, int=3, int=3, int=5, int=1, bool=1, bool=0, bool=1&gt;*, kernel_conv_params, int, float, float, int, float, float, int, int)</text:p>
          </table:table-cell>
          <table:table-cell office:value-type="float" office:value="914" calcext:value-type="float">
            <text:p>914</text:p>
          </table:table-cell>
          <table:table-cell office:value-type="float" office:value="82862" calcext:value-type="float">
            <text:p>82862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735868" calcext:value-type="float">
            <text:p>0.075735868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2ELi1ElEELi16ENS_11MakePointerEEEKNS_19TensorCwiseBinaryOpINS0_20scalar_difference_opIffEEKNS9_INS0_18scalar_quotient_opIffEEKNS_18TensorCwiseUnaryOpINS0_13scalar_exp_opIfEEKS8_EEKNS_20TensorBroadcastingOpIKNS_9IndexListINS_10type2indexILl1EEEJiEEESH_EEEEKNSK_IKNS_5arrayIlLm2EEEKNS4_INS5_IKfLi2ELi1ElEELi16ES7_EEEE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6777" calcext:value-type="float">
            <text:p>677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81324" calcext:value-type="float">
            <text:p>0.081324</text:p>
          </table:table-cell>
        </table:table-row>
        <table:table-row table:style-name="ro1">
          <table:table-cell office:value-type="string" calcext:value-type="string">
            <text:p>maxwell_scudnn_128x128_stridedB_small_nn</text:p>
          </table:table-cell>
          <table:table-cell office:value-type="float" office:value="283" calcext:value-type="float">
            <text:p>283</text:p>
          </table:table-cell>
          <table:table-cell office:value-type="float" office:value="302184" calcext:value-type="float">
            <text:p>302184</text:p>
          </table:table-cell>
          <table:table-cell office:value-type="float" office:value="128" calcext:value-type="float">
            <text:p>128</text:p>
          </table:table-cell>
          <table:table-cell office:value-type="float" office:value="34816" calcext:value-type="float">
            <text:p>34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5518072" calcext:value-type="float">
            <text:p>0.085518072</text:p>
          </table:table-cell>
        </table:table-row>
        <table:table-row table:style-name="ro1">
          <table:table-cell office:value-type="string" calcext:value-type="string">
            <text:p>cudnn::maxwell::gemm::computeBOffsetsKernel(cudnn::maxwell::gemm::ComputeBOffsetsParams)</text:p>
          </table:table-cell>
          <table:table-cell office:value-type="float" office:value="62131" calcext:value-type="float">
            <text:p>62131</text:p>
          </table:table-cell>
          <table:table-cell office:value-type="float" office:value="1686" calcext:value-type="float">
            <text:p>16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4752866" calcext:value-type="float">
            <text:p>0.104752866</text:p>
          </table:table-cell>
        </table:table-row>
        <table:table-row table:style-name="ro1">
          <table:table-cell office:value-type="string" calcext:value-type="string">
            <text:p>void tensorflow::functor::FillPhiloxRandomKernelLaunch&lt;tensorflow::random::UniformDistribution&lt;tensorflow::random::PhiloxRandom, float&gt;&gt;(tensorflow::random::PhiloxRandom, tensorflow::random::PhiloxRandomResultElementType*, __int64, tensorflow::functor::FillPhiloxRandomKernelLaunch&lt;tensorflow::random::UniformDistribution&lt;tensorflow::random::PhiloxRandom, float&gt;&gt;)</text:p>
          </table:table-cell>
          <table:table-cell office:value-type="float" office:value="30429" calcext:value-type="float">
            <text:p>30429</text:p>
          </table:table-cell>
          <table:table-cell office:value-type="float" office:value="3538" calcext:value-type="float">
            <text:p>35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7657802" calcext:value-type="float">
            <text:p>0.107657802</text:p>
          </table:table-cell>
        </table:table-row>
        <table:table-row table:style-name="ro1">
          <table:table-cell office:value-type="string" calcext:value-type="string">
            <text:p>void tensorflow::_GLOBAL__N__63_tmpxft_00022c0e_00000000_11_split_lib_gpu_cu_compute_70_cpp1_ii_d1751f10::SplitOpKernel&lt;float&gt;(float const *, int, int, int, tensorflow::CudaDeviceArrayStruct&lt;tensorflow::_GLOBAL__N__63_tmpxft_00022c0e_00000000_11_split_lib_gpu_cu_compute_70_cpp1_ii_d1751f10::SplitOpKernel&lt;float&gt;*, int=8&gt;)</text:p>
          </table:table-cell>
          <table:table-cell office:value-type="float" office:value="40068" calcext:value-type="float">
            <text:p>40068</text:p>
          </table:table-cell>
          <table:table-cell office:value-type="float" office:value="2742" calcext:value-type="float">
            <text:p>27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9866456" calcext:value-type="float">
            <text:p>0.10986645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Map&lt;Eigen::Tensor&lt;float, int=1, int=1, long&gt;, int=16, Eigen::MakePointer&gt; const 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</text:p>
          </table:table-cell>
          <table:table-cell office:value-type="float" office:value="1128" calcext:value-type="float">
            <text:p>1128</text:p>
          </table:table-cell>
          <table:table-cell office:value-type="float" office:value="111612" calcext:value-type="float">
            <text:p>1116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25898336" calcext:value-type="float">
            <text:p>0.125898336</text:p>
          </table:table-cell>
        </table:table-row>
        <table:table-row table:style-name="ro1">
          <table:table-cell office:value-type="string" calcext:value-type="string">
            <text:p>maxwell_scudnn_winograd_128x128_ldg1_ldg4_tile148t_nt</text:p>
          </table:table-cell>
          <table:table-cell office:value-type="float" office:value="594" calcext:value-type="float">
            <text:p>594</text:p>
          </table:table-cell>
          <table:table-cell office:value-type="float" office:value="222679" calcext:value-type="float">
            <text:p>222679</text:p>
          </table:table-cell>
          <table:table-cell office:value-type="float" office:value="128" calcext:value-type="float">
            <text:p>12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32271326" calcext:value-type="float">
            <text:p>0.132271326</text:p>
          </table:table-cell>
        </table:table-row>
        <table:table-row table:style-name="ro1">
          <table:table-cell office:value-type="string" calcext:value-type="string">
            <text:p>void tensorflow::functor::CleanupSegments&lt;float*, float*, cub::Sum&gt;(float*, float*, int, int, int, cub::Sum, std::iterator_traits&lt;tensorflow::functor::CleanupSegments&lt;float*, float*, cub::Sum&gt;&gt;::value_type)</text:p>
          </table:table-cell>
          <table:table-cell office:value-type="float" office:value="86670" calcext:value-type="float">
            <text:p>86670</text:p>
          </table:table-cell>
          <table:table-cell office:value-type="float" office:value="1530" calcext:value-type="float">
            <text:p>15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326051" calcext:value-type="float">
            <text:p>0.132605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tanh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24656" calcext:value-type="float">
            <text:p>124656</text:p>
          </table:table-cell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2980432" calcext:value-type="float">
            <text:p>0.14298043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3, int=1, int&gt;, int=16, Eigen::MakePointer&gt;, Eigen::TensorPaddingOp&lt;Eigen::array&lt;Eigen::IndexPair&lt;int&gt;, unsigned long=3&gt; const , Eigen::TensorMap&lt;Eigen::Tensor&lt;float const , int=3, int=1, int&gt;, int=16, Eigen::MakePointer&gt; const &gt; const &gt; const , Eigen::GpuDevice&gt;, int&gt;(float, int=3)</text:p>
          </table:table-cell>
          <table:table-cell office:value-type="float" office:value="2968" calcext:value-type="float">
            <text:p>2968</text:p>
          </table:table-cell>
          <table:table-cell office:value-type="float" office:value="56555" calcext:value-type="float">
            <text:p>565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6785524" calcext:value-type="float">
            <text:p>0.1678552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sigmoid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19762" calcext:value-type="float">
            <text:p>119762</text:p>
          </table:table-cell>
          <table:table-cell office:value-type="float" office:value="1421" calcext:value-type="float">
            <text:p>14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0181802" calcext:value-type="float">
            <text:p>0.170181802</text:p>
          </table:table-cell>
        </table:table-row>
        <table:table-row table:style-name="ro1">
          <table:table-cell office:value-type="string" calcext:value-type="string">
            <text:p>void gemv2N_kernel_val&lt;float, float, float, int=128, int=32, int=4, int=4, int=1&gt;(float, float, cublasGemv2Params_v2&lt;float, float, float&gt;)</text:p>
          </table:table-cell>
          <table:table-cell office:value-type="float" office:value="80136" calcext:value-type="float">
            <text:p>80136</text:p>
          </table:table-cell>
          <table:table-cell office:value-type="float" office:value="2294" calcext:value-type="float">
            <text:p>2294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83831984" calcext:value-type="float">
            <text:p>0.18383198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NullaryOp&lt;Eigen::internal::scalar_constant_op&lt;float&gt;, Eigen::TensorMap&lt;Eigen::Tensor&lt;float, int=1, int=1, int&gt;, int=16, Eigen::MakePointer&gt; const &gt; const &gt; const , Eigen::GpuDevice&gt;, int&gt;(float, int=1)</text:p>
          </table:table-cell>
          <table:table-cell office:value-type="float" office:value="192758" calcext:value-type="float">
            <text:p>192758</text:p>
          </table:table-cell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87553534" calcext:value-type="float">
            <text:p>0.18755353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4, int=1, int&gt;, int=16, Eigen::MakePointer&gt;, Eigen::TensorSlicingOp&lt;Eigen::DSizes&lt;int, int=4&gt; const , Eigen::DSizes&lt;int, int=4&gt; const , Eigen::TensorMap&lt;Eigen::Tensor&lt;float const , int=4, int=1, int&gt;, int=16, Eigen::MakePointer&gt; const &gt; const &gt; const , Eigen::GpuDevice&gt;, int&gt;(float, int=4)</text:p>
          </table:table-cell>
          <table:table-cell office:value-type="float" office:value="6352" calcext:value-type="float">
            <text:p>6352</text:p>
          </table:table-cell>
          <table:table-cell office:value-type="float" office:value="35632" calcext:value-type="float">
            <text:p>356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26334464" calcext:value-type="float">
            <text:p>0.226334464</text:p>
          </table:table-cell>
        </table:table-row>
        <table:table-row table:style-name="ro1"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34297" calcext:value-type="float">
            <text:p>34297</text:p>
          </table:table-cell>
          <table:table-cell office:value-type="float" office:value="6734" calcext:value-type="float">
            <text:p>67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30955998" calcext:value-type="float">
            <text:p>0.23095599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16, Eigen::MakePointer&gt; const &gt; const , Eigen::TensorMap&lt;Eigen::Tensor&lt;float const , int=1, int=1, long&gt;, int=16, Eige</text:p>
          </table:table-cell>
          <table:table-cell office:value-type="float" office:value="3384" calcext:value-type="float">
            <text:p>3384</text:p>
          </table:table-cell>
          <table:table-cell office:value-type="float" office:value="69921" calcext:value-type="float">
            <text:p>699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36612664" calcext:value-type="float">
            <text:p>0.236612664</text:p>
          </table:table-cell>
        </table:table-row>
        <table:table-row table:style-name="ro1">
          <table:table-cell office:value-type="string" calcext:value-type="string">
            <text:p>void tensorflow::SetToValue&lt;float&gt;(int, float*, tensorflow::SetToValue&lt;float&gt;)</text:p>
          </table:table-cell>
          <table:table-cell office:value-type="float" office:value="2285" calcext:value-type="float">
            <text:p>2285</text:p>
          </table:table-cell>
          <table:table-cell office:value-type="float" office:value="110709" calcext:value-type="float">
            <text:p>1107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52970065" calcext:value-type="float">
            <text:p>0.252970065</text:p>
          </table:table-cell>
        </table:table-row>
        <table:table-row table:style-name="ro1">
          <table:table-cell office:value-type="string" calcext:value-type="string">
            <text:p>cudnn::maxwell::gemm::computeOffsetsKernel(cudnn::maxwell::gemm::ComputeOffsetsParams)</text:p>
          </table:table-cell>
          <table:table-cell office:value-type="float" office:value="223872" calcext:value-type="float">
            <text:p>223872</text:p>
          </table:table-cell>
          <table:table-cell office:value-type="float" office:value="1288" calcext:value-type="float">
            <text:p>12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88347136" calcext:value-type="float">
            <text:p>0.2883471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12102" calcext:value-type="float">
            <text:p>12102</text:p>
          </table:table-cell>
          <table:table-cell office:value-type="float" office:value="24336" calcext:value-type="float">
            <text:p>243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94514272" calcext:value-type="float">
            <text:p>0.2945142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</text:p>
          </table:table-cell>
          <table:table-cell office:value-type="float" office:value="2574" calcext:value-type="float">
            <text:p>2574</text:p>
          </table:table-cell>
          <table:table-cell office:value-type="float" office:value="117973" calcext:value-type="float">
            <text:p>11797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3662502" calcext:value-type="float">
            <text:p>0.303662502</text:p>
          </table:table-cell>
        </table:table-row>
        <table:table-row table:style-name="ro1">
          <table:table-cell office:value-type="string" calcext:value-type="string">
            <text:p>void tensorflow::UnsortedSegmentCustomKernel&lt;float, int, tensorflow::functor::SumOpGpu&lt;float&gt;&gt;(int, tensorflow::UnsortedSegmentCustomKernel&lt;float, int, tensorflow::functor::SumOpGpu&lt;float&gt;&gt;, tensorflow::UnsortedSegmentCustomKernel&lt;float, int, tensorflow::functor::SumOpGpu&lt;float&gt;&gt;, tensorflow::UnsortedSegmentCustomKernel&lt;float, int, tensorflow::functor::SumOpGpu&lt;float&gt;&gt; const *, float const *, tensorflow::UnsortedSegmentCustomKernel&lt;float, int, tensorflow::functor::SumOpGpu&lt;float&gt;&gt; const **)</text:p>
          </table:table-cell>
          <table:table-cell office:value-type="float" office:value="2285" calcext:value-type="float">
            <text:p>2285</text:p>
          </table:table-cell>
          <table:table-cell office:value-type="float" office:value="143379" calcext:value-type="float">
            <text:p>1433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7621015" calcext:value-type="float">
            <text:p>0.327621015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long&gt;, int=16, Eigen::MakePointer&gt;, Eigen::TensorCwiseNullaryOp&lt;Eigen::internal::scalar_constant_op&lt;float&gt;, Eigen::TensorMap&lt;Eigen::Tensor&lt;float, int=2, int=1, long&gt;, int=16, Eigen::MakePointer&gt; const &gt; const &gt; const , Eigen::GpuDevice&gt;, long&gt;(float, int=2)</text:p>
          </table:table-cell>
          <table:table-cell office:value-type="float" office:value="360960" calcext:value-type="float">
            <text:p>360960</text:p>
          </table:table-cell>
          <table:table-cell office:value-type="float" office:value="1084" calcext:value-type="float">
            <text:p>10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9128064" calcext:value-type="float">
            <text:p>0.3912806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tridingSlicingOp&lt;Eigen::DSizes&lt;int, int=2&gt; const , Eigen::DSizes&lt;int, int=2&gt; const , Eigen::DSizes&lt;int, int=2&gt; const , Eigen::TensorMap&lt;Eigen::Tensor&lt;float, int=2, int=1, int&gt;, int=16, Eigen::MakePointer&gt;&gt;, Eigen::TensorMap&lt;Eigen::Tensor&lt;float const , int=2, int=1, long&gt;, int=16, Eigen::MakePointer&gt; const &gt; const , Eigen::GpuDevice&gt;, long&gt;(int, int=2)</text:p>
          </table:table-cell>
          <table:table-cell office:value-type="float" office:value="360960" calcext:value-type="float">
            <text:p>360960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1835264" calcext:value-type="float">
            <text:p>0.41835264</text:p>
          </table:table-cell>
        </table:table-row>
        <table:table-row table:style-name="ro1">
          <table:table-cell office:value-type="string" calcext:value-type="string">
            <text:p>void cudnn::detail::implicit_convolve_sgemm&lt;float, float, int=1024, int=5, int=5, int=3, int=3, int=3, int=1, bool=1, bool=0, bool=1&gt;(int, int, int, float const *, int, float*, cudnn::detail::implicit_convolve_sgemm&lt;float, float, int=1024, int=5, int=5, int=3, int=3, int=3, int=1, bool=1, bool=0, bool=1&gt;*, kernel_conv_params, int, float, float, int, float, float, int, int)</text:p>
          </table:table-cell>
          <table:table-cell office:value-type="float" office:value="4782" calcext:value-type="float">
            <text:p>4782</text:p>
          </table:table-cell>
          <table:table-cell office:value-type="float" office:value="95982" calcext:value-type="float">
            <text:p>95982</text:p>
          </table:table-cell>
          <table:table-cell office:value-type="float" office:value="53" calcext:value-type="float">
            <text:p>53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8985924" calcext:value-type="float">
            <text:p>0.458985924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3, int=3, int=8, int=8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31373" calcext:value-type="float">
            <text:p>313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504" calcext:value-type="float">
            <text:p>5504</text:p>
          </table:table-cell>
          <table:table-cell/>
          <table:table-cell office:value-type="float" office:value="0.53083116" calcext:value-type="float">
            <text:p>0.5308311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SlicingOp&lt;Eigen::DSizes&lt;int, int=2&gt; const , Eigen::DSizes&lt;int, int=2&gt; const , Eigen::TensorMap&lt;Eigen::Tensor&lt;float const , int=2, int=1, int&gt;, int=16, Eigen::MakePointer&gt; const &gt; const &gt; const , Eigen::GpuDevice&gt;, int&gt;(float, int=2)</text:p>
          </table:table-cell>
          <table:table-cell office:value-type="float" office:value="477300" calcext:value-type="float">
            <text:p>477300</text:p>
          </table:table-cell>
          <table:table-cell office:value-type="float" office:value="1115" calcext:value-type="float">
            <text:p>11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321895" calcext:value-type="float">
            <text:p>0.5321895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13scalar_sum_opIffEEKNS9_INS0_17scalar_product_opIffEEKS8_KNS_20TensorBroadcastingOpIKNS_5arrayIlLm1EEEKNS_17TensorReshapingOpIKNS_5SizesIJLl1EEEEKNS4_INS_15TensorFixedSizeIKfNSK_IJEEELi1ElEELi16ES7_EEEEEEEEKNS4_INS5_ISO_Li1ELi1ElEELi16ES7_EEEEEENS_9GpuDeviceEEElEEvT_T0_</text:p>
          </table:table-cell>
          <table:table-cell office:value-type="float" office:value="373650" calcext:value-type="float">
            <text:p>373650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791575" calcext:value-type="float">
            <text:p>0.5791575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20scalar_difference_opIffEEKS8_KNS9_INS0_13scalar_sum_opIffEEKNS9_INS0_17scalar_product_opIKfSG_EEKNS4_INS5_ISG_Li1ELi1ElEELi16ES7_EEKNS_20TensorBroadcastingOpIKNS_5arrayIlLm1EEEKNS_17TensorReshapingOpIKNS_5SizesIJLl1EEEEKNS4_INS_15TensorFixedSizeISG_NSQ_IJEEELi1ElEELi16ES7_EEEEEEEEKNS9_INSF_IffEEKNS9_IS14_SC_S11_EES11_EEEEEEEENS_9GpuDeviceEEElEEvT_T0_</text:p>
          </table:table-cell>
          <table:table-cell office:value-type="float" office:value="373650" calcext:value-type="float">
            <text:p>373650</text:p>
          </table:table-cell>
          <table:table-cell office:value-type="float" office:value="1556" calcext:value-type="float">
            <text:p>15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13994" calcext:value-type="float">
            <text:p>0.5813994</text:p>
          </table:table-cell>
        </table:table-row>
        <table:table-row table:style-name="ro1">
          <table:table-cell office:value-type="string" calcext:value-type="string">
            <text:p>void tensorflow::functor::BlockReduceKernel&lt;cub::TransformInputIterator&lt;float, tensorflow::squareHalf&lt;float&gt;, float*, long&gt;, float*, int=256, cub::Sum&gt;(float, float, int, float*, std::iterator_traits&lt;tensorflow::functor::BlockReduceKernel&lt;cub::TransformInputIterator&lt;float, tensorflow::squareHalf&lt;float&gt;, float*, long&gt;, float*, int=256, cub::Sum&gt;&gt;::value_type)</text:p>
          </table:table-cell>
          <table:table-cell office:value-type="float" office:value="378306" calcext:value-type="float">
            <text:p>378306</text:p>
          </table:table-cell>
          <table:table-cell office:value-type="float" office:value="1604" calcext:value-type="float">
            <text:p>16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06802824" calcext:value-type="float">
            <text:p>0.606802824</text:p>
          </table:table-cell>
        </table:table-row>
        <table:table-row table:style-name="ro1">
          <table:table-cell office:value-type="string" calcext:value-type="string">
            <text:p>maxwell_scudnn_128x64_relu_interior_nn</text:p>
          </table:table-cell>
          <table:table-cell office:value-type="float" office:value="20122" calcext:value-type="float">
            <text:p>20122</text:p>
          </table:table-cell>
          <table:table-cell office:value-type="float" office:value="32589" calcext:value-type="float">
            <text:p>32589</text:p>
          </table:table-cell>
          <table:table-cell office:value-type="float" office:value="120" calcext:value-type="float">
            <text:p>12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55755858" calcext:value-type="float">
            <text:p>0.65575585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product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593021" calcext:value-type="float">
            <text:p>593021</text:p>
          </table:table-cell>
          <table:table-cell office:value-type="float" office:value="1210" calcext:value-type="float">
            <text:p>12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1755541" calcext:value-type="float">
            <text:p>0.71755541</text:p>
          </table:table-cell>
        </table:table-row>
        <table:table-row table:style-name="ro1">
          <table:table-cell office:value-type="string" calcext:value-type="string">
            <text:p>void tensorflow::GatherOpKernel&lt;float, int, bool=1&gt;(float const *, int const *, tensorflow::GatherOpKernel&lt;float, int, bool=1&gt;*, __int64, __int64, __int64, __int64)</text:p>
          </table:table-cell>
          <table:table-cell office:value-type="float" office:value="26712" calcext:value-type="float">
            <text:p>26712</text:p>
          </table:table-cell>
          <table:table-cell office:value-type="float" office:value="28346" calcext:value-type="float">
            <text:p>283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57178352" calcext:value-type="float">
            <text:p>0.757178352</text:p>
          </table:table-cell>
        </table:table-row>
        <table:table-row table:style-name="ro1">
          <table:table-cell office:value-type="string" calcext:value-type="string">
            <text:p>void tensorflow::functor::ShuffleInTensor3Simple&lt;float, int=2, int=1, int=0, bool=0&gt;(int, float const *, tensorflow::functor::Dimension&lt;int=3&gt;, tensorflow::functor::ShuffleInTensor3Simple&lt;float, int=2, int=1, int=0, bool=0&gt;*)</text:p>
          </table:table-cell>
          <table:table-cell office:value-type="float" office:value="444886" calcext:value-type="float">
            <text:p>444886</text:p>
          </table:table-cell>
          <table:table-cell office:value-type="float" office:value="1981" calcext:value-type="float">
            <text:p>19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81319166" calcext:value-type="float">
            <text:p>0.881319166</text:p>
          </table:table-cell>
        </table:table-row>
        <table:table-row table:style-name="ro1">
          <table:table-cell office:value-type="string" calcext:value-type="string">
            <text:p>void cudnn::detail::bn_bw_1C11_singleread&lt;float, int=512, bool=1, int=1, int=2, int=14&gt;(float, float, float, float, cudnnTensorStruct, float const *, cudnn::detail::bn_bw_1C11_singleread&lt;float, int=512, bool=1, int=1, int=2, int=14&gt;, float const , cudnn::detail::bn_bw_1C11_singleread&lt;float, int=512, bool=1, int=1, int=2, int=14&gt;, cudnnTensorStruct*, float const *, float*, float const *, float const , float const , float, cudnn::reduced_divisor, int, float*, cudnn::detail::bnBwPersistentState*, int, float, float, float, int, float, cudnnStatus_t*, bool)</text:p>
          </table:table-cell>
          <table:table-cell office:value-type="float" office:value="35250" calcext:value-type="float">
            <text:p>35250</text:p>
          </table:table-cell>
          <table:table-cell office:value-type="float" office:value="28542" calcext:value-type="float">
            <text:p>28542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24576" calcext:value-type="float">
            <text:p>24576</text:p>
          </table:table-cell>
          <table:table-cell/>
          <table:table-cell office:value-type="float" office:value="1.0061055" calcext:value-type="float">
            <text:p>1.0061055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3, int=3, int=8, int=32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64397" calcext:value-type="float">
            <text:p>643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584" calcext:value-type="float">
            <text:p>19584</text:p>
          </table:table-cell>
          <table:table-cell/>
          <table:table-cell office:value-type="float" office:value="1.08959724" calcext:value-type="float">
            <text:p>1.08959724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3, int=3, int=2, int=32, float&gt;(tensorflow::DepthwiseArgs, float const *, float const , tensorflow::DepthwiseArgs*)</text:p>
          </table:table-cell>
          <table:table-cell office:value-type="float" office:value="11280" calcext:value-type="float">
            <text:p>11280</text:p>
          </table:table-cell>
          <table:table-cell office:value-type="float" office:value="99416" calcext:value-type="float">
            <text:p>994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552" calcext:value-type="float">
            <text:p>11552</text:p>
          </table:table-cell>
          <table:table-cell/>
          <table:table-cell office:value-type="float" office:value="1.12141248" calcext:value-type="float">
            <text:p>1.12141248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-1, int=-1, int=8, int=8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81214" calcext:value-type="float">
            <text:p>812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08" calcext:value-type="float">
            <text:p>11008</text:p>
          </table:table-cell>
          <table:table-cell/>
          <table:table-cell office:value-type="float" office:value="1.37414088" calcext:value-type="float">
            <text:p>1.3741408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sum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112266" calcext:value-type="float">
            <text:p>112266</text:p>
          </table:table-cell>
          <table:table-cell office:value-type="float" office:value="12327" calcext:value-type="float">
            <text:p>123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83902982" calcext:value-type="float">
            <text:p>1.38390298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tridingSlicingOp&lt;Eigen::DSizes&lt;int, int=5&gt; const , Eigen::DSizes&lt;int, int=5&gt; const , Eigen::DSizes&lt;int, int=5&gt; const , Eigen::TensorMap&lt;Eigen::Tensor&lt;float, int=5, int=1, int&gt;, int=16, Eigen::MakePointer&gt;&gt;, Eigen::TensorMap&lt;Eigen::Tensor&lt;float const , int=5, int=1, long&gt;, int=16, Eigen::MakePointer&gt; const &gt; const , Eigen::GpuDevice&gt;, long&gt;(int, int=5)</text:p>
          </table:table-cell>
          <table:table-cell office:value-type="float" office:value="45120" calcext:value-type="float">
            <text:p>45120</text:p>
          </table:table-cell>
          <table:table-cell office:value-type="float" office:value="33800" calcext:value-type="float">
            <text:p>338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525056" calcext:value-type="float">
            <text:p>1.52505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unsigned int, int=5, int=1, long&gt;, int=16, Eigen::MakePointer&gt;, Eigen::TensorShufflingOp&lt;Eigen::array&lt;int, unsigned long=5&gt; const , Eigen::TensorMap&lt;Eigen::Tensor&lt;unsigned int const , int=5, int=1, long&gt;, int=16, Eigen::MakePointer&gt; const &gt; const &gt; const , Eigen::GpuDevice&gt;, long&gt;(unsigned int, int=5)</text:p>
          </table:table-cell>
          <table:table-cell office:value-type="float" office:value="7696" calcext:value-type="float">
            <text:p>7696</text:p>
          </table:table-cell>
          <table:table-cell office:value-type="float" office:value="209673" calcext:value-type="float">
            <text:p>20967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613643408" calcext:value-type="float">
            <text:p>1.613643408</text:p>
          </table:table-cell>
        </table:table-row>
        <table:table-row table:style-name="ro1">
          <table:table-cell office:value-type="string" calcext:value-type="string">
            <text:p>maxwell_scudnn_128x32_stridedB_interior_nn</text:p>
          </table:table-cell>
          <table:table-cell office:value-type="float" office:value="24160" calcext:value-type="float">
            <text:p>24160</text:p>
          </table:table-cell>
          <table:table-cell office:value-type="float" office:value="68161" calcext:value-type="float">
            <text:p>68161</text:p>
          </table:table-cell>
          <table:table-cell office:value-type="float" office:value="82" calcext:value-type="float">
            <text:p>82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4676976" calcext:value-type="float">
            <text:p>1.64676976</text:p>
          </table:table-cell>
        </table:table-row>
        <table:table-row table:style-name="ro1">
          <table:table-cell office:value-type="string" calcext:value-type="string">
            <text:p>maxwell_scudnn_128x64_stridedB_interior_nn</text:p>
          </table:table-cell>
          <table:table-cell office:value-type="float" office:value="36897" calcext:value-type="float">
            <text:p>36897</text:p>
          </table:table-cell>
          <table:table-cell office:value-type="float" office:value="45540" calcext:value-type="float">
            <text:p>45540</text:p>
          </table:table-cell>
          <table:table-cell office:value-type="float" office:value="120" calcext:value-type="float">
            <text:p>120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8028938" calcext:value-type="float">
            <text:p>1.68028938</text:p>
          </table:table-cell>
        </table:table-row>
        <table:table-row table:style-name="ro1">
          <table:table-cell office:value-type="string" calcext:value-type="string">
            <text:p>void cudnn::detail::bn_fw_tr_1C11_singleread&lt;float, int=512, bool=1, int=1, int=2, int=10&gt;(cudnnTensorStruct, float const *, cudnn::detail::bn_fw_tr_1C11_singleread&lt;float, int=512, bool=1, int=1, int=2, int=10&gt;, cudnnTensorStruct*, float const *, float const , float, float, float*, float const *, float const *, float const *, float, float, cudnn::reduced_divisor, int, float*, cudnn::detail::bnFwPersistentState*, int, float, float, float, int, float, float, cudnnStatus_t*, bool)</text:p>
          </table:table-cell>
          <table:table-cell office:value-type="float" office:value="92750" calcext:value-type="float">
            <text:p>92750</text:p>
          </table:table-cell>
          <table:table-cell office:value-type="float" office:value="20528" calcext:value-type="float">
            <text:p>20528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7581" calcext:value-type="float">
            <text:p>17581</text:p>
          </table:table-cell>
          <table:table-cell/>
          <table:table-cell office:value-type="float" office:value="1.903972" calcext:value-type="float">
            <text:p>1.903972</text:p>
          </table:table-cell>
        </table:table-row>
        <table:table-row table:style-name="ro1"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34172" calcext:value-type="float">
            <text:p>34172</text:p>
          </table:table-cell>
          <table:table-cell office:value-type="float" office:value="63175" calcext:value-type="float">
            <text:p>63175</text:p>
          </table:table-cell>
          <table:table-cell office:value-type="float" office:value="78" calcext:value-type="float">
            <text:p>78</text:p>
          </table:table-cell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1588161" calcext:value-type="float">
            <text:p>2.158816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16, Eigen::MakePointer&gt; const &gt; const , Eigen::TensorMap&lt;Ei</text:p>
          </table:table-cell>
          <table:table-cell office:value-type="float" office:value="33816" calcext:value-type="float">
            <text:p>33816</text:p>
          </table:table-cell>
          <table:table-cell office:value-type="float" office:value="68749" calcext:value-type="float">
            <text:p>6874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24816184" calcext:value-type="float">
            <text:p>2.324816184</text:p>
          </table:table-cell>
        </table:table-row>
        <table:table-row table:style-name="ro1">
          <table:table-cell office:value-type="string" calcext:value-type="string">
            <text:p>void cudnn::detail::wgrad_alg0_engine&lt;float, int=128, int=6, int=7, int=3, int=3, int=5, bool=1, int=512&gt;(int, int, int, float const *, int, cudnn::detail::wgrad_alg0_engine&lt;float, int=128, int=6, int=7, int=3, int=3, int=5, bool=1, int=512&gt;*, float const , kernel_grad_params, int, float, int, int, int, int)</text:p>
          </table:table-cell>
          <table:table-cell office:value-type="float" office:value="34691" calcext:value-type="float">
            <text:p>34691</text:p>
          </table:table-cell>
          <table:table-cell office:value-type="float" office:value="68120" calcext:value-type="float">
            <text:p>68120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6315092" calcext:value-type="float">
            <text:p>2.36315092</text:p>
          </table:table-cell>
        </table:table-row>
        <table:table-row table:style-name="ro1">
          <table:table-cell office:value-type="string" calcext:value-type="string">
            <text:p>void pooling_bw_kernel_max_nchw_fully_packed_small&lt;float, float, int=3, cudnnNanPropagation_t=0&gt;(cudnnTensorStruct, float const *, cudnnTensorStruct, float const *, cudnnTensorStruct, float const *, cudnnTensorStruct, float*, cudnnPoolingStruct, float, float, cudnn::reduced_divisor, cudnn::reduced_divisor)</text:p>
          </table:table-cell>
          <table:table-cell office:value-type="float" office:value="22560" calcext:value-type="float">
            <text:p>22560</text:p>
          </table:table-cell>
          <table:table-cell office:value-type="float" office:value="106478" calcext:value-type="float">
            <text:p>1064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2.40214368" calcext:value-type="float">
            <text:p>2.40214368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3, int=3, int=2, bool=1, float&gt;(tensorflow::DepthwiseArgs, float const *, float const , tensorflow::DepthwiseArgs*)</text:p>
          </table:table-cell>
          <table:table-cell office:value-type="float" office:value="40960" calcext:value-type="float">
            <text:p>40960</text:p>
          </table:table-cell>
          <table:table-cell office:value-type="float" office:value="59520" calcext:value-type="float">
            <text:p>595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/>
          <table:table-cell office:value-type="float" office:value="2.4379392" calcext:value-type="float">
            <text:p>2.4379392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-1, int=-1, int=8, int=32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153436" calcext:value-type="float">
            <text:p>1534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/>
          <table:table-cell office:value-type="float" office:value="2.59613712" calcext:value-type="float">
            <text:p>2.59613712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-1, int=-1, int=2, int=32, float&gt;(tensorflow::DepthwiseArgs, float const *, float const , tensorflow::DepthwiseArgs*)</text:p>
          </table:table-cell>
          <table:table-cell office:value-type="float" office:value="11280" calcext:value-type="float">
            <text:p>11280</text:p>
          </table:table-cell>
          <table:table-cell office:value-type="float" office:value="236049" calcext:value-type="float">
            <text:p>23604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float" office:value="2.66263272" calcext:value-type="float">
            <text:p>2.662632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454116" calcext:value-type="float">
            <text:p>454116</text:p>
          </table:table-cell>
          <table:table-cell office:value-type="float" office:value="6118" calcext:value-type="float">
            <text:p>61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78281688" calcext:value-type="float">
            <text:p>2.77828168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5, int=1, long&gt;, int=16, Eigen::MakePointer&gt;, Eigen::TensorCwiseNullaryOp&lt;Eigen::internal::scalar_constant_op&lt;float&gt;, Eigen::TensorMap&lt;Eigen::Tensor&lt;float, int=5, int=1, long&gt;, int=16, Eigen::MakePointer&gt; const &gt; const &gt; const , Eigen::GpuDevice&gt;, long&gt;(float, int=5)</text:p>
          </table:table-cell>
          <table:table-cell office:value-type="float" office:value="45120" calcext:value-type="float">
            <text:p>45120</text:p>
          </table:table-cell>
          <table:table-cell office:value-type="float" office:value="62492" calcext:value-type="float">
            <text:p>624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1963904" calcext:value-type="float">
            <text:p>2.81963904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3, int=3, int=8, bool=1, float&gt;(tensorflow::DepthwiseArgs, float const *, float const , tensorflow::DepthwiseArgs*)</text:p>
          </table:table-cell>
          <table:table-cell office:value-type="float" office:value="122880" calcext:value-type="float">
            <text:p>122880</text:p>
          </table:table-cell>
          <table:table-cell office:value-type="float" office:value="29756" calcext:value-type="float">
            <text:p>297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072" calcext:value-type="float">
            <text:p>7072</text:p>
          </table:table-cell>
          <table:table-cell/>
          <table:table-cell office:value-type="float" office:value="3.65641728" calcext:value-type="float">
            <text:p>3.65641728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-1, int=-1, int=2, bool=1, float&gt;(tensorflow::DepthwiseArgs, float const *, float const , tensorflow::DepthwiseArgs*)</text:p>
          </table:table-cell>
          <table:table-cell office:value-type="float" office:value="40960" calcext:value-type="float">
            <text:p>40960</text:p>
          </table:table-cell>
          <table:table-cell office:value-type="float" office:value="112516" calcext:value-type="float">
            <text:p>1125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568" calcext:value-type="float">
            <text:p>10568</text:p>
          </table:table-cell>
          <table:table-cell/>
          <table:table-cell office:value-type="float" office:value="4.60865536" calcext:value-type="float">
            <text:p>4.608655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product_op&lt;float const , float const &gt;, Eigen::TensorMap&lt;Eigen::Tensor&lt;float const , int=1, int=1, long&gt;, int=16, Eigen::MakePointer&gt; const , Eigen::TensorConversionOp&lt;float, Eigen::TensorCwiseBinaryOp&lt;Eigen::internal::scalar_cmp_op&lt;float const , float const , Eigen::internal::ComparisonName&gt;, Eigen::TensorMap&lt;Eigen::Tensor&lt;float const , int=1, int=1, long&gt;, int=16, Eigen::MakePointer&gt; const , Eigen::TensorCwiseNullaryOp&lt;Eigen::internal::scalar_constant_op&lt;float const &gt;, Eigen::TensorMap&lt;Eigen::Tensor&lt;float const , int=1, int=1, long&gt;, int=16, Eigen::MakePointer&gt; const &gt; const &gt; const &gt; const &gt; const &gt; const , Eigen::GpuDevice&gt;, long&gt;(float, int=1)</text:p>
          </table:table-cell>
          <table:table-cell office:value-type="float" office:value="95034" calcext:value-type="float">
            <text:p>95034</text:p>
          </table:table-cell>
          <table:table-cell office:value-type="float" office:value="49190" calcext:value-type="float">
            <text:p>4919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472246" calcext:value-type="float">
            <text:p>4.67472246</text:p>
          </table:table-cell>
        </table:table-row>
        <table:table-row table:style-name="ro1">
          <table:table-cell office:value-type="string" calcext:value-type="string">
            <text:p>void cudnn::detail::pooling_fw_4d_kernel&lt;float, float, cudnn::detail::maxpooling_func&lt;float, cudnnNanPropagation_t=0&gt;, int=0, bool=0&gt;(cudnnTensorStruct, float const *, cudnn::detail::pooling_fw_4d_kernel&lt;float, float, cudnn::detail::maxpooling_func&lt;float, cudnnNanPropagation_t=0&gt;, int=0, bool=0&gt;, cudnnTensorStruct*, cudnnPoolingStruct, float, cudnnPoolingStruct, int, cudnn::reduced_divisor, float)</text:p>
          </table:table-cell>
          <table:table-cell office:value-type="float" office:value="59360" calcext:value-type="float">
            <text:p>59360</text:p>
          </table:table-cell>
          <table:table-cell office:value-type="float" office:value="85024" calcext:value-type="float">
            <text:p>850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/>
          <table:table-cell office:value-type="float" office:value="5.04702464" calcext:value-type="float">
            <text:p>5.0470246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max_op&lt;float const , float const &gt;, Eigen::TensorMap&lt;Eigen::Tensor&lt;float const , int=1, int=1, long&gt;, int=16, Eigen::MakePointer&gt; const , Eigen::TensorCwiseNullaryOp&lt;Eigen::internal::scalar_constant_op&lt;float const &gt;, Eigen::TensorMap&lt;Eigen::Tensor&lt;float const , int=1, int=1, long&gt;, int=16, Eigen::MakePointer&gt; const &gt; const &gt; const &gt; const , Eigen::GpuDevice&gt;, long&gt;(float, int=1)</text:p>
          </table:table-cell>
          <table:table-cell office:value-type="float" office:value="187830" calcext:value-type="float">
            <text:p>187830</text:p>
          </table:table-cell>
          <table:table-cell office:value-type="float" office:value="30467" calcext:value-type="float">
            <text:p>3046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72261661" calcext:value-type="float">
            <text:p>5.72261661</text:p>
          </table:table-cell>
        </table:table-row>
        <table:table-row table:style-name="ro1">
          <table:table-cell office:value-type="string" calcext:value-type="string">
            <text:p>void cudnn::detail::implicit_convolve_sgemm&lt;float, float, int=128, int=5, int=5, int=3, int=3, int=3, int=1, bool=1, bool=0, bool=1&gt;(int, int, int, float const *, int, float*, cudnn::detail::implicit_convolve_sgemm&lt;float, float, int=128, int=5, int=5, int=3, int=3, int=3, int=1, bool=1, bool=0, bool=1&gt;*, kernel_conv_params, int, float, float, int, float, float, int, int)</text:p>
          </table:table-cell>
          <table:table-cell office:value-type="float" office:value="84775" calcext:value-type="float">
            <text:p>84775</text:p>
          </table:table-cell>
          <table:table-cell office:value-type="float" office:value="71991" calcext:value-type="float">
            <text:p>71991</text:p>
          </table:table-cell>
          <table:table-cell office:value-type="float" office:value="56" calcext:value-type="float">
            <text:p>56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03037025" calcext:value-type="float">
            <text:p>6.103037025</text:p>
          </table:table-cell>
        </table:table-row>
        <table:table-row table:style-name="ro1">
          <table:table-cell office:value-type="string" calcext:value-type="string">
            <text:p>maxwell_scudnn_128x32_relu_interior_nn</text:p>
          </table:table-cell>
          <table:table-cell office:value-type="float" office:value="141297" calcext:value-type="float">
            <text:p>141297</text:p>
          </table:table-cell>
          <table:table-cell office:value-type="float" office:value="44232" calcext:value-type="float">
            <text:p>44232</text:p>
          </table:table-cell>
          <table:table-cell office:value-type="float" office:value="82" calcext:value-type="float">
            <text:p>82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49848904" calcext:value-type="float">
            <text:p>6.249848904</text:p>
          </table:table-cell>
        </table:table-row>
        <table:table-row table:style-name="ro1">
          <table:table-cell office:value-type="string" calcext:value-type="string">
            <text:p>void cudnn::detail::pooling_fw_4d_kernel&lt;float, float, cudnn::detail::averpooling_func&lt;float&gt;, int=2, bool=0&gt;(cudnnTensorStruct, float const *, cudnn::detail::pooling_fw_4d_kernel&lt;float, float, cudnn::detail::averpooling_func&lt;float&gt;, int=2, bool=0&gt;, cudnnTensorStruct*, cudnnPoolingStruct, float, cudnnPoolingStruct, int, cudnn::reduced_divisor, float)</text:p>
          </table:table-cell>
          <table:table-cell office:value-type="float" office:value="65578" calcext:value-type="float">
            <text:p>65578</text:p>
          </table:table-cell>
          <table:table-cell office:value-type="float" office:value="97165" calcext:value-type="float">
            <text:p>9716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float" office:value="6.37188637" calcext:value-type="float">
            <text:p>6.37188637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-1, int=-1, int=8, bool=1, float&gt;(tensorflow::DepthwiseArgs, float const *, float const , tensorflow::DepthwiseArgs*)</text:p>
          </table:table-cell>
          <table:table-cell/>
          <table:table-cell office:value-type="float" office:value="54610" calcext:value-type="float">
            <text:p>546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504" calcext:value-type="float">
            <text:p>9504</text:p>
          </table:table-cell>
          <table:table-cell/>
          <table:table-cell office:value-type="float" office:value="6.7104768" calcext:value-type="float">
            <text:p>6.7104768</text:p>
          </table:table-cell>
        </table:table-row>
        <table:table-row table:style-name="ro1">
          <table:table-cell office:value-type="string" calcext:value-type="string">
            <text:p>void cudnn::detail::pooling_bw_kernel_avg&lt;float, float, cudnn::detail::averpooling_func&lt;float&gt;, int=2, bool=0&gt;(cudnnTensorStruct, float const *, float const , cudnn::detail::pooling_bw_kernel_avg&lt;float, float, cudnn::detail::averpooling_func&lt;float&gt;, int=2, bool=0&gt;, float const , cudnn::detail::pooling_bw_kernel_avg&lt;float, float, cudnn::detail::averpooling_func&lt;float&gt;, int=2, bool=0&gt;, cudnnTensorStruct*, cudnnPoolingStruct, float, cudnnPoolingStruct, int, cudnn::reduced_divisor, float)</text:p>
          </table:table-cell>
          <table:table-cell office:value-type="float" office:value="25098" calcext:value-type="float">
            <text:p>25098</text:p>
          </table:table-cell>
          <table:table-cell office:value-type="float" office:value="286977" calcext:value-type="float">
            <text:p>28697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float" office:value="7.202548746" calcext:value-type="float">
            <text:p>7.202548746</text:p>
          </table:table-cell>
        </table:table-row>
        <table:table-row table:style-name="ro1">
          <table:table-cell office:value-type="string" calcext:value-type="string">
            <text:p>void cudnn::detail::bn_bw_1C11_kernel_new&lt;float, float, float2, int=512, bool=1, int=1&gt;(float, cudnn::detail::bn_bw_1C11_kernel_new&lt;float, float, float2, int=512, bool=1, int=1&gt;, cudnn::detail::bn_bw_1C11_kernel_new&lt;float, float, float2, int=512, bool=1, int=1&gt;, cudnn::detail::bn_bw_1C11_kernel_new&lt;float, float, float2, int=512, bool=1, int=1&gt;, cudnnTensorStruct, float const *, float, float const , float, cudnnTensorStruct*, cudnn::detail::bn_bw_1C11_kernel_new&lt;float, float, float2, int=512, bool=1, int=1&gt; const *, cudnn::detail::bn_bw_1C11_kernel_new&lt;float, float, float2, int=512, bool=1, int=1&gt;*, cudnn::detail::bn_bw_1C11_kernel_new&lt;flo</text:p>
          </table:table-cell>
          <table:table-cell office:value-type="float" office:value="59502" calcext:value-type="float">
            <text:p>59502</text:p>
          </table:table-cell>
          <table:table-cell office:value-type="float" office:value="126034" calcext:value-type="float">
            <text:p>126034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99275068" calcext:value-type="float">
            <text:p>7.499275068</text:p>
          </table:table-cell>
        </table:table-row>
        <table:table-row table:style-name="ro1">
          <table:table-cell office:value-type="string" calcext:value-type="string">
            <text:p>void cudnn::detail::bn_fw_tr_1C11_kernel_new&lt;float, float, int=512, bool=1, int=1&gt;(cudnnTensorStruct, float const *, cudnn::detail::bn_fw_tr_1C11_kernel_new&lt;float, float, int=512, bool=1, int=1&gt;, cudnnTensorStruct*, float const *, float const , cudnnTensorStruct*, cudnnTensorStruct*, cudnnTensorStruct**, float const *, float const *, float const *, cudnnTensorStruct*, cudnnTensorStruct*)</text:p>
          </table:table-cell>
          <table:table-cell office:value-type="float" office:value="156562" calcext:value-type="float">
            <text:p>156562</text:p>
          </table:table-cell>
          <table:table-cell office:value-type="float" office:value="68941" calcext:value-type="float">
            <text:p>68941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93540842" calcext:value-type="float">
            <text:p>10.793540842</text:p>
          </table:table-cell>
        </table:table-row>
        <table:table-row table:style-name="ro1">
          <table:table-cell office:value-type="string" calcext:value-type="string">
            <text:p>void cudnn::detail::wgrad_alg0_engine&lt;float, int=512, int=6, int=5, int=3, int=3, int=3, bool=1, int=512&gt;(int, int, int, float const *, int, cudnn::detail::wgrad_alg0_engine&lt;float, int=512, int=6, int=5, int=3, int=3, int=3, bool=1, int=512&gt;*, float const , kernel_grad_params, int, float, int, int, int, int)</text:p>
          </table:table-cell>
          <table:table-cell office:value-type="float" office:value="61129" calcext:value-type="float">
            <text:p>61129</text:p>
          </table:table-cell>
          <table:table-cell office:value-type="float" office:value="187945" calcext:value-type="float">
            <text:p>187945</text:p>
          </table:table-cell>
          <table:table-cell office:value-type="float" office:value="79" calcext:value-type="float">
            <text:p>79</text:p>
          </table:table-cell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8889905" calcext:value-type="float">
            <text:p>11.488889905</text:p>
          </table:table-cell>
        </table:table-row>
        <table:table-row table:style-name="ro1">
          <table:table-cell table:number-columns-repeated="7"/>
          <table:table-cell office:value-type="float" office:value="136.123226637" calcext:value-type="float">
            <text:p>136.12322663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Avg. Duration(ns)</text:p>
          </table:table-cell>
          <table:table-cell office:value-type="string" calcext:value-type="string">
            <text:p>Registers/Thread</text:p>
          </table:table-cell>
          <table:table-cell office:value-type="string" calcext:value-type="string">
            <text:p>Static Shared Memory</text:p>
          </table:table-cell>
          <table:table-cell office:value-type="string" calcext:value-type="string">
            <text:p>Avg. Dynamic Shared Memory</text:p>
          </table:table-cell>
          <table:table-cell/>
          <table:table-cell office:value-type="string" calcext:value-type="string">
            <text:p>runtime (sec)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nvprof_sorted.A1:nvprof_sorted.AMJ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9T09:52:02.676479583</dc:date>
    <meta:editing-duration>P4DT23H6M26S</meta:editing-duration>
    <meta:editing-cycles>1</meta:editing-cycles>
    <meta:document-statistic meta:table-count="2" meta:cell-count="1372" meta:object-count="0"/>
    <meta:generator>LibreOffice/6.0.7.3$Linux_X86_64 LibreOffice_project/00m0$Build-3</meta:generator>
  </office:meta>
</office:document-meta>
</file>